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569cd6" style:font-name="Droid Sans Mono" fo:font-size="10.5pt" fo:font-weight="bold" officeooo:paragraph-rsid="001a6986" fo:background-color="#1e1e1e"/>
    </style:style>
    <style:style style:name="P2" style:family="paragraph" style:parent-style-name="Standard">
      <style:paragraph-properties style:line-height-at-least="0.503cm"/>
      <style:text-properties fo:color="#d4d4d4" style:font-name="Droid Sans Mono" fo:font-size="10.5pt" fo:font-weight="normal" officeooo:paragraph-rsid="001a6986" fo:background-color="#1e1e1e"/>
    </style:style>
    <style:style style:name="P3" style:family="paragraph" style:parent-style-name="Standard">
      <style:paragraph-properties style:line-height-at-least="0.503cm"/>
      <style:text-properties fo:color="#d4d4d4" style:font-name="Droid Sans Mono" fo:font-size="10.5pt" fo:font-weight="normal" officeooo:rsid="001a6986" officeooo:paragraph-rsid="001a6986" fo:background-color="#1e1e1e" style:font-size-asian="14pt" style:font-size-complex="16pt"/>
    </style:style>
    <style:style style:name="P4" style:family="paragraph" style:parent-style-name="Standard">
      <style:text-properties officeooo:paragraph-rsid="001a6986"/>
    </style:style>
    <style:style style:name="P5" style:family="paragraph" style:parent-style-name="Standard">
      <style:paragraph-properties style:line-height-at-least="0.503cm"/>
      <style:text-properties fo:font-size="10.5pt" officeooo:paragraph-rsid="001a6986"/>
    </style:style>
    <style:style style:name="P6" style:family="paragraph" style:parent-style-name="Standard">
      <style:paragraph-properties style:line-height-at-least="0.503cm" fo:text-align="justify" style:justify-single-word="false"/>
      <style:text-properties fo:font-size="10.5pt" fo:font-style="normal" fo:font-weight="bold" officeooo:rsid="002705e7" officeooo:paragraph-rsid="002705e7" style:font-style-asian="normal" style:font-weight-asian="bold" style:font-style-complex="normal" style:font-weight-complex="bold"/>
    </style:style>
    <style:style style:name="P7" style:family="paragraph" style:parent-style-name="Standard">
      <style:text-properties fo:color="#00a933" fo:font-size="14pt" fo:font-weight="bold" officeooo:paragraph-rsid="001a6986" style:font-size-asian="14pt" style:font-weight-asian="bold" style:font-size-complex="14pt" style:font-weight-complex="bold"/>
    </style:style>
    <style:style style:name="P8" style:family="paragraph" style:parent-style-name="Standard">
      <style:paragraph-properties style:line-height-at-least="0.503cm" fo:text-align="justify" style:justify-single-word="false"/>
      <style:text-properties officeooo:paragraph-rsid="002d0076"/>
    </style:style>
    <style:style style:name="P9" style:family="paragraph" style:parent-style-name="Standard">
      <style:paragraph-properties style:line-height-at-least="0.503cm" fo:text-align="justify" style:justify-single-word="false"/>
      <style:text-properties style:text-position="0% 100%" fo:font-size="10.5pt" fo:font-weight="bold" officeooo:rsid="0024e6a4" officeooo:paragraph-rsid="002057f2" style:font-weight-asian="bold" style:font-weight-complex="bold"/>
    </style:style>
    <style:style style:name="P10" style:family="paragraph" style:parent-style-name="Standard">
      <style:paragraph-properties style:line-height-at-least="0.503cm" fo:text-align="justify" style:justify-single-word="false"/>
      <style:text-properties style:text-position="0% 100%" fo:font-size="10.5pt" fo:font-weight="bold" officeooo:rsid="00284a3f" officeooo:paragraph-rsid="00284a3f" style:font-weight-asian="bold" style:font-weight-complex="bold"/>
    </style:style>
    <style:style style:name="P11" style:family="paragraph" style:parent-style-name="Standard">
      <style:paragraph-properties style:line-height-at-least="0.503cm" fo:text-align="justify" style:justify-single-word="false"/>
      <style:text-properties style:text-position="0% 100%" fo:font-size="10.5pt" fo:font-weight="normal" officeooo:rsid="002924d5" officeooo:paragraph-rsid="002d0076" style:font-weight-asian="normal" style:font-weight-complex="normal"/>
    </style:style>
    <style:style style:name="P12" style:family="paragraph" style:parent-style-name="Standard" style:list-style-name="L1">
      <style:paragraph-properties style:line-height-at-least="0.503cm" fo:text-align="justify" style:justify-single-word="false"/>
      <style:text-properties officeooo:paragraph-rsid="002705e7"/>
    </style:style>
    <style:style style:name="P13" style:family="paragraph" style:parent-style-name="Standard" style:list-style-name="L2">
      <style:paragraph-properties style:line-height-at-least="0.503cm" fo:text-align="justify" style:justify-single-word="false"/>
      <style:text-properties officeooo:paragraph-rsid="002057f2"/>
    </style:style>
    <style:style style:name="P14" style:family="paragraph" style:parent-style-name="Standard" style:list-style-name="L3">
      <style:paragraph-properties style:line-height-at-least="0.503cm" fo:text-align="justify" style:justify-single-word="false"/>
      <style:text-properties officeooo:paragraph-rsid="002d0076"/>
    </style:style>
    <style:style style:name="P15" style:family="paragraph" style:parent-style-name="Standard" style:list-style-name="L4">
      <style:paragraph-properties style:line-height-at-least="0.503cm" fo:text-align="justify" style:justify-single-word="false"/>
      <style:text-properties officeooo:paragraph-rsid="002d0076"/>
    </style:style>
    <style:style style:name="P16" style:family="paragraph" style:parent-style-name="Standard">
      <style:paragraph-properties style:line-height-at-least="0.503cm" fo:text-align="justify" style:justify-single-word="false"/>
      <style:text-properties officeooo:paragraph-rsid="00343811"/>
    </style:style>
    <style:style style:name="P17" style:family="paragraph" style:parent-style-name="Standard" style:list-style-name="L1">
      <style:paragraph-properties style:line-height-at-least="0.503cm" fo:text-align="justify" style:justify-single-word="false"/>
      <style:text-properties officeooo:rsid="002fcf72" officeooo:paragraph-rsid="002fcf72"/>
    </style:style>
    <style:style style:name="P18" style:family="paragraph" style:parent-style-name="Standard" style:list-style-name="L1">
      <style:paragraph-properties style:line-height-at-least="0.503cm" fo:text-align="justify" style:justify-single-word="false"/>
      <style:text-properties officeooo:rsid="00233110" officeooo:paragraph-rsid="002705e7"/>
    </style:style>
    <style:style style:name="P19" style:family="paragraph" style:parent-style-name="Standard" style:list-style-name="L1">
      <style:paragraph-properties style:line-height-at-least="0.503cm" fo:text-align="justify" style:justify-single-word="false"/>
      <style:text-properties fo:font-style="italic" officeooo:rsid="0032d471" officeooo:paragraph-rsid="0032d471" style:font-style-asian="italic" style:font-style-complex="italic"/>
    </style:style>
    <style:style style:name="P20" style:family="paragraph" style:parent-style-name="Standard" style:list-style-name="L1">
      <style:paragraph-properties style:line-height-at-least="0.503cm" fo:text-align="justify" style:justify-single-word="false"/>
      <style:text-properties fo:font-style="italic" officeooo:rsid="00343811" officeooo:paragraph-rsid="00343811" style:font-style-asian="italic" style:font-style-complex="italic"/>
    </style:style>
    <style:style style:name="P21" style:family="paragraph" style:parent-style-name="Standard" style:list-style-name="L5">
      <style:paragraph-properties style:line-height-at-least="0.503cm" fo:text-align="justify" style:justify-single-word="false"/>
      <style:text-properties fo:font-style="italic" officeooo:paragraph-rsid="00343811" style:font-style-asian="italic" style:font-style-complex="italic"/>
    </style:style>
    <style:style style:name="P22" style:family="paragraph" style:parent-style-name="Standard">
      <style:paragraph-properties style:line-height-at-least="0.503cm" fo:text-align="justify" style:justify-single-word="false"/>
      <style:text-properties fo:font-style="italic" officeooo:paragraph-rsid="00343811" style:font-style-asian="italic" style:font-style-complex="italic"/>
    </style:style>
    <style:style style:name="P23" style:family="paragraph" style:parent-style-name="Standard">
      <style:paragraph-properties style:line-height-at-least="0.503cm" fo:text-align="justify" style:justify-single-word="false"/>
      <style:text-properties fo:font-style="normal" officeooo:paragraph-rsid="00343811" style:font-style-asian="normal" style:font-style-complex="normal"/>
    </style:style>
    <style:style style:name="P24" style:family="paragraph" style:parent-style-name="Standard">
      <style:paragraph-properties style:line-height-at-least="0.503cm" fo:text-align="justify" style:justify-single-word="false"/>
      <style:text-properties fo:font-size="10.5pt" fo:font-style="italic" fo:font-weight="bold" officeooo:rsid="002705e7" officeooo:paragraph-rsid="00343811" style:font-style-asian="italic" style:font-weight-asian="bold" style:font-style-complex="italic" style:font-weight-complex="bold"/>
    </style:style>
    <style:style style:name="P25" style:family="paragraph" style:parent-style-name="Standard" style:list-style-name="L5">
      <style:paragraph-properties style:line-height-at-least="0.503cm" fo:text-align="justify" style:justify-single-word="false"/>
      <style:text-properties fo:font-size="10.5pt" fo:font-style="italic" officeooo:rsid="00360f43" officeooo:paragraph-rsid="00360f43" style:font-size-asian="10.5pt" style:font-style-asian="italic" style:font-size-complex="10.5pt" style:font-style-complex="italic"/>
    </style:style>
    <style:style style:name="T1" style:family="text">
      <style:text-properties officeooo:rsid="001a6986"/>
    </style:style>
    <style:style style:name="T2" style:family="text">
      <style:text-properties fo:color="#d4d4d4" style:font-name="Droid Sans Mono" fo:font-weight="normal" officeooo:rsid="001a6986" fo:background-color="#1e1e1e" loext:char-shading-value="0" style:font-size-asian="14pt" style:font-size-complex="16pt"/>
    </style:style>
    <style:style style:name="T3" style:family="text">
      <style:text-properties style:text-position="0% 100%" fo:font-size="10.5pt" officeooo:rsid="001de8c6"/>
    </style:style>
    <style:style style:name="T4" style:family="text">
      <style:text-properties style:text-position="0% 100%" fo:font-size="10.5pt" officeooo:rsid="001eda22"/>
    </style:style>
    <style:style style:name="T5" style:family="text">
      <style:text-properties style:text-position="0% 100%" fo:font-size="10.5pt" officeooo:rsid="002057f2"/>
    </style:style>
    <style:style style:name="T6" style:family="text">
      <style:text-properties style:text-position="0% 100%" fo:font-size="10.5pt" officeooo:rsid="002180fd"/>
    </style:style>
    <style:style style:name="T7" style:family="text">
      <style:text-properties style:text-position="0% 100%" fo:font-size="10.5pt" fo:font-style="italic" officeooo:rsid="002180fd"/>
    </style:style>
    <style:style style:name="T8" style:family="text">
      <style:text-properties style:text-position="0% 100%" fo:font-size="10.5pt" fo:font-style="italic" fo:font-weight="normal" style:font-style-asian="italic" style:font-weight-asian="normal" style:font-style-complex="italic" style:font-weight-complex="normal"/>
    </style:style>
    <style:style style:name="T9" style:family="text">
      <style:text-properties style:text-position="0% 100%" fo:font-size="10.5pt" fo:font-style="italic" fo:font-weight="normal" officeooo:rsid="0024e6a4" style:font-style-asian="italic" style:font-weight-asian="normal" style:font-style-complex="italic" style:font-weight-complex="normal"/>
    </style:style>
    <style:style style:name="T10" style:family="text">
      <style:text-properties style:text-position="0% 100%" fo:font-size="10.5pt" fo:font-style="italic" fo:font-weight="normal" officeooo:rsid="0026c229" style:font-style-asian="italic" style:font-weight-asian="normal" style:font-style-complex="italic" style:font-weight-complex="normal"/>
    </style:style>
    <style:style style:name="T11" style:family="text">
      <style:text-properties style:text-position="0% 100%" fo:font-size="10.5pt" fo:font-style="normal" fo:font-weight="normal" style:font-style-asian="normal" style:font-weight-asian="normal" style:font-style-complex="normal" style:font-weight-complex="normal"/>
    </style:style>
    <style:style style:name="T12" style:family="text">
      <style:text-properties style:text-position="0% 100%" fo:font-size="10.5pt" fo:font-style="normal" fo:font-weight="normal" officeooo:rsid="0025323b" style:font-style-asian="normal" style:font-weight-asian="normal" style:font-style-complex="normal" style:font-weight-complex="normal"/>
    </style:style>
    <style:style style:name="T13" style:family="text">
      <style:text-properties style:text-position="0% 100%" fo:font-size="10.5pt" fo:font-style="normal" fo:font-weight="normal" officeooo:rsid="0026c229" style:font-style-asian="normal" style:font-weight-asian="normal" style:font-style-complex="normal" style:font-weight-complex="normal"/>
    </style:style>
    <style:style style:name="T14" style:family="text">
      <style:text-properties style:text-position="0% 100%" fo:font-size="10.5pt" fo:font-style="normal" fo:font-weight="normal" officeooo:rsid="00343811" style:font-style-asian="normal" style:font-weight-asian="normal" style:font-style-complex="normal" style:font-weight-complex="normal"/>
    </style:style>
    <style:style style:name="T15" style:family="text">
      <style:text-properties style:text-position="0% 100%" fo:font-size="10.5pt" fo:font-style="normal" officeooo:rsid="0035a49b" style:font-size-asian="10.5pt" style:font-style-asian="normal" style:font-size-complex="10.5pt" style:font-style-complex="normal"/>
    </style:style>
    <style:style style:name="T16" style:family="text">
      <style:text-properties style:text-position="0% 100%" fo:font-size="10.5pt" fo:font-weight="bold" officeooo:rsid="00284a3f" style:font-weight-asian="bold" style:font-weight-complex="bold"/>
    </style:style>
    <style:style style:name="T17" style:family="text">
      <style:text-properties style:text-position="0% 100%" fo:font-size="10.5pt" fo:font-weight="bold" officeooo:rsid="002d0076" style:font-weight-asian="bold" style:font-weight-complex="bold"/>
    </style:style>
    <style:style style:name="T18" style:family="text">
      <style:text-properties style:text-position="0% 100%" fo:font-size="10.5pt" fo:font-weight="normal" style:font-weight-asian="normal" style:font-weight-complex="normal"/>
    </style:style>
    <style:style style:name="T19" style:family="text">
      <style:text-properties style:text-position="0% 100%" fo:font-size="10.5pt" fo:font-weight="normal" officeooo:rsid="00284a3f" style:font-weight-asian="normal" style:font-weight-complex="normal"/>
    </style:style>
    <style:style style:name="T20" style:family="text">
      <style:text-properties style:text-position="0% 100%" fo:font-size="10.5pt" fo:font-weight="normal" officeooo:rsid="002924d5" style:font-weight-asian="normal" style:font-weight-complex="normal"/>
    </style:style>
    <style:style style:name="T21" style:family="text">
      <style:text-properties style:text-position="0% 100%" fo:font-size="10.5pt" fo:font-weight="normal" officeooo:rsid="002d0076" style:font-weight-asian="normal" style:font-weight-complex="normal"/>
    </style:style>
    <style:style style:name="T22" style:family="text">
      <style:text-properties style:text-position="0% 100%" fo:font-size="10.5pt" fo:font-weight="normal" officeooo:rsid="0026c229" style:font-weight-asian="normal" style:font-weight-complex="normal"/>
    </style:style>
    <style:style style:name="T23" style:family="text">
      <style:text-properties style:text-position="0% 100%" fo:font-size="10.5pt" fo:font-weight="normal" officeooo:rsid="002705e7" style:font-weight-asian="normal" style:font-weight-complex="normal"/>
    </style:style>
    <style:style style:name="T24" style:family="text">
      <style:text-properties style:text-position="0% 100%" fo:font-size="10.5pt" fo:font-weight="normal" officeooo:rsid="00343811" style:font-weight-asian="normal" style:font-weight-complex="normal"/>
    </style:style>
    <style:style style:name="T25" style:family="text">
      <style:text-properties style:text-position="0% 100%" fo:font-style="normal" officeooo:rsid="0035a49b" style:font-style-asian="normal" style:font-style-complex="normal"/>
    </style:style>
    <style:style style:name="T26" style:family="text">
      <style:text-properties fo:font-size="10.5pt" officeooo:rsid="001de8c6"/>
    </style:style>
    <style:style style:name="T27" style:family="text">
      <style:text-properties fo:font-size="10.5pt" officeooo:rsid="001eda22"/>
    </style:style>
    <style:style style:name="T28" style:family="text">
      <style:text-properties fo:font-size="10.5pt" fo:font-weight="bold" officeooo:rsid="00233110" style:font-weight-asian="bold" style:font-weight-complex="bold"/>
    </style:style>
    <style:style style:name="T29" style:family="text">
      <style:text-properties fo:font-size="10.5pt" fo:font-weight="bold" officeooo:rsid="001de8c6" style:font-weight-asian="bold" style:font-weight-complex="bold"/>
    </style:style>
    <style:style style:name="T30" style:family="text">
      <style:text-properties fo:font-size="10.5pt" fo:font-style="italic" fo:font-weight="bold" officeooo:rsid="00233110" style:font-style-asian="italic" style:font-weight-asian="bold" style:font-style-complex="italic" style:font-weight-complex="bold"/>
    </style:style>
    <style:style style:name="T31" style:family="text">
      <style:text-properties fo:font-size="10.5pt" fo:font-style="italic" fo:font-weight="normal" officeooo:rsid="00233110" style:font-style-asian="italic" style:font-weight-asian="normal" style:font-style-complex="italic" style:font-weight-complex="normal"/>
    </style:style>
    <style:style style:name="T32" style:family="text">
      <style:text-properties fo:font-size="10.5pt" fo:font-style="italic" fo:font-weight="normal" officeooo:rsid="0024e6a4" style:font-style-asian="italic" style:font-weight-asian="normal" style:font-style-complex="italic" style:font-weight-complex="normal"/>
    </style:style>
    <style:style style:name="T33" style:family="text">
      <style:text-properties fo:font-size="10.5pt" fo:font-style="normal" fo:font-weight="normal" officeooo:rsid="0025323b" style:font-style-asian="normal" style:font-weight-asian="normal" style:font-style-complex="normal" style:font-weight-complex="normal"/>
    </style:style>
    <style:style style:name="T34" style:family="text">
      <style:text-properties fo:font-size="10.5pt" fo:font-style="normal" fo:font-weight="normal" officeooo:rsid="0024e6a4" style:font-style-asian="normal" style:font-weight-asian="normal" style:font-style-complex="normal" style:font-weight-complex="normal"/>
    </style:style>
    <style:style style:name="T35" style:family="text">
      <style:text-properties fo:font-size="10.5pt" fo:font-style="normal" fo:font-weight="bold" officeooo:rsid="0035a49b" style:font-style-asian="normal" style:font-weight-asian="bold" style:font-style-complex="normal" style:font-weight-complex="bold"/>
    </style:style>
    <style:style style:name="T36" style:family="text">
      <style:text-properties fo:font-size="10.5pt" fo:font-style="normal" fo:font-weight="bold" officeooo:rsid="001de8c6" style:font-style-asian="normal" style:font-weight-asian="bold" style:font-style-complex="normal" style:font-weight-complex="bold"/>
    </style:style>
    <style:style style:name="T37" style:family="text">
      <style:text-properties fo:font-size="10.5pt" fo:font-style="normal" officeooo:rsid="001de8c6" style:font-style-asian="normal" style:font-style-complex="normal"/>
    </style:style>
    <style:style style:name="T38" style:family="text">
      <style:text-properties fo:font-size="10.5pt" fo:font-style="normal" officeooo:rsid="0035a49b" style:font-size-asian="10.5pt" style:font-style-asian="normal" style:font-size-complex="10.5pt" style:font-style-complex="normal"/>
    </style:style>
    <style:style style:name="T39" style:family="text">
      <style:text-properties fo:font-style="normal" style:font-style-asian="normal" style:font-style-complex="normal"/>
    </style:style>
    <style:style style:name="T40" style:family="text">
      <style:text-properties fo:font-style="normal" officeooo:rsid="0035a49b"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Network Alignment Based Method for Phylogenetic Analysis of Interdependent Morphological Characters – <text:span text:style-name="T1">Literature Review</text:span></text:p>
      <text:p text:style-name="P4"/>
      <text:p text:style-name="P2">Tristan J. Canterbury</text:p>
      <text:p text:style-name="P2">Supervisor: Dr. Martin D. Brazeau</text:p>
      <text:p text:style-name="P2">Imperial College London</text:p>
      <text:p text:style-name="P2">MSc Computational Methods in Ecology and Evolution</text:p>
      <text:p text:style-name="P5"><text:a xlink:type="simple" xlink:href="mailto:tjc19@ic.ac.uk" text:style-name="Internet_20_link" text:visited-style-name="Visited_20_Internet_20_Link"><text:span text:style-name="T2">tjc19@ic.ac.uk</text:span></text:a></text:p>
      <text:p text:style-name="P3"/>
      <text:p text:style-name="P7">Introduction</text:p>
      <text:p text:style-name="P6">Terminology:</text:p>
      <text:list xml:id="list2151322245" text:style-name="L1">
        <text:list-item>
          <text:p text:style-name="P12"><text:span text:style-name="T31">H</text:span><text:span text:style-name="T32">omology: </text:span><text:span text:style-name="T34">The concept of homology precedes</text:span><text:span text:style-name="T33"> Darwin’s explanation of its origins as it simply describes an apparent correspondence between parts of two or more organisms in terms of shape and position relative to other parts </text:span><text:reference-mark-start text:name="ADDIN CSL_CITATION {&quot;citationItems&quot;: [{&quot;id&quot;: &quot;ITEM-1&quot;, &quot;itemData&quot;: {&quot;DOI&quot;: &quot;10.1007/s10739-020-09600-x&quot;, &quot;ISSN&quot;: &quot;15730387&quot;, &quot;PMID&quot;: &quot;32328909&quot;, &quot;abstract&quot;: &quot;The concept that renders morphology a tool for phylogeny reconstruction is homology. The concept of homology is rooted in pre-evolutionary idealistic morphology. The claim that the goal of idealistic morphology was the seriability of form may sound paradoxical given that this discipline proceeded within a framework of strictly delimited types. But the types only demarcate where seriability starts and where it comes to an end. Carl Gegenbaur\u2019s (Grundz\u00fcge der vergleichenden Anatomie, Wilhelm Engelmann, Leipzig, 1859) was recognized as a milestone in idealistic morphology. A comparison with the second edition of 1870 illustrates Gegenbaur\u2019s turn to evolutionary morphology. The methodology remained the same\u2013seriability of form\u2013but the series was no longer merely descriptive or conceptual but now a historical, evolutionary one. Gegenbaur emphasized that seriability of form was possible not only between species of the same type, but also between parts (organs) of organisms of the same type. Pursuing this project, he found that different parts of organisms evolve at different rates, resulting in an incongruence between the series of parts (organs) relative to the series of species under comparison. This incongrence was called chevauchement des sp\u00e9cialisations by Louis Dollo, Spezialisationskreuzungen by Othenio Abel, and heterobathmy of characters by Armen Takhtajan. Willi Hennig, the founder of modern methods in phylogenetic systematics, discovered that the heterobathmy of characters was a precondition for the establishment of the phylogenetic relationships based on shared derived characters. The result was a replacement of the search for ancestors by a search for relative degrees of phylogenetic relationships (sister-group relationships).&quot;, &quot;author&quot;: [{&quot;dropping-particle&quot;: &quot;&quot;, &quot;family&quot;: &quot;Rieppel&quot;, &quot;given&quot;: &quot;Olivier&quot;, &quot;non-dropping-particle&quot;: &quot;&quot;, &quot;parse-names&quot;: false, &quot;suffix&quot;: &quot;&quot;}], &quot;container-title&quot;: &quot;Journal of the History of Biology&quot;, &quot;id&quot;: &quot;ITEM-1&quot;, &quot;issue&quot;: &quot;2&quot;, &quot;issued&quot;: {&quot;date-parts&quot;: [[&quot;2020&quot;, &quot;6&quot;, &quot;1&quot;]]}, &quot;page&quot;: &quot;217-230&quot;, &quot;publisher&quot;: &quot;Springer&quot;, &quot;title&quot;: &quot;Morphology and Phylogeny&quot;, &quot;type&quot;: &quot;article-journal&quot;, &quot;volume&quot;: &quot;53&quot;}, &quot;uris&quot;: [&quot;http://www.mendeley.com/documents/?uuid=eb6522fb-e4a4-3385-9e76-a6dde3249ae5&quot;]}], &quot;mendeley&quot;: {&quot;formattedCitation&quot;: &quot;(Rieppel, 2020)&quot;, &quot;plainTextFormattedCitation&quot;: &quot;(Rieppel, 2020)&quot;, &quot;previouslyFormattedCitation&quot;: &quot;(Rieppel, 2020)&quot;}, &quot;properties&quot;: {&quot;noteIndex&quot;: 0}, &quot;schema&quot;: &quot;https://github.com/citation-style-language/schema/raw/master/csl-citation.json&quot;} RNDvHGE6yJs59"/><text:span text:style-name="T33">(Rieppel, 2020)</text:span><text:reference-mark-end text:name="ADDIN CSL_CITATION {&quot;citationItems&quot;: [{&quot;id&quot;: &quot;ITEM-1&quot;, &quot;itemData&quot;: {&quot;DOI&quot;: &quot;10.1007/s10739-020-09600-x&quot;, &quot;ISSN&quot;: &quot;15730387&quot;, &quot;PMID&quot;: &quot;32328909&quot;, &quot;abstract&quot;: &quot;The concept that renders morphology a tool for phylogeny reconstruction is homology. The concept of homology is rooted in pre-evolutionary idealistic morphology. The claim that the goal of idealistic morphology was the seriability of form may sound paradoxical given that this discipline proceeded within a framework of strictly delimited types. But the types only demarcate where seriability starts and where it comes to an end. Carl Gegenbaur\u2019s (Grundz\u00fcge der vergleichenden Anatomie, Wilhelm Engelmann, Leipzig, 1859) was recognized as a milestone in idealistic morphology. A comparison with the second edition of 1870 illustrates Gegenbaur\u2019s turn to evolutionary morphology. The methodology remained the same\u2013seriability of form\u2013but the series was no longer merely descriptive or conceptual but now a historical, evolutionary one. Gegenbaur emphasized that seriability of form was possible not only between species of the same type, but also between parts (organs) of organisms of the same type. Pursuing this project, he found that different parts of organisms evolve at different rates, resulting in an incongruence between the series of parts (organs) relative to the series of species under comparison. This incongrence was called chevauchement des sp\u00e9cialisations by Louis Dollo, Spezialisationskreuzungen by Othenio Abel, and heterobathmy of characters by Armen Takhtajan. Willi Hennig, the founder of modern methods in phylogenetic systematics, discovered that the heterobathmy of characters was a precondition for the establishment of the phylogenetic relationships based on shared derived characters. The result was a replacement of the search for ancestors by a search for relative degrees of phylogenetic relationships (sister-group relationships).&quot;, &quot;author&quot;: [{&quot;dropping-particle&quot;: &quot;&quot;, &quot;family&quot;: &quot;Rieppel&quot;, &quot;given&quot;: &quot;Olivier&quot;, &quot;non-dropping-particle&quot;: &quot;&quot;, &quot;parse-names&quot;: false, &quot;suffix&quot;: &quot;&quot;}], &quot;container-title&quot;: &quot;Journal of the History of Biology&quot;, &quot;id&quot;: &quot;ITEM-1&quot;, &quot;issue&quot;: &quot;2&quot;, &quot;issued&quot;: {&quot;date-parts&quot;: [[&quot;2020&quot;, &quot;6&quot;, &quot;1&quot;]]}, &quot;page&quot;: &quot;217-230&quot;, &quot;publisher&quot;: &quot;Springer&quot;, &quot;title&quot;: &quot;Morphology and Phylogeny&quot;, &quot;type&quot;: &quot;article-journal&quot;, &quot;volume&quot;: &quot;53&quot;}, &quot;uris&quot;: [&quot;http://www.mendeley.com/documents/?uuid=eb6522fb-e4a4-3385-9e76-a6dde3249ae5&quot;]}], &quot;mendeley&quot;: {&quot;formattedCitation&quot;: &quot;(Rieppel, 2020)&quot;, &quot;plainTextFormattedCitation&quot;: &quot;(Rieppel, 2020)&quot;, &quot;previouslyFormattedCitation&quot;: &quot;(Rieppel, 2020)&quot;}, &quot;properties&quot;: {&quot;noteIndex&quot;: 0}, &quot;schema&quot;: &quot;https://github.com/citation-style-language/schema/raw/master/csl-citation.json&quot;} RNDvHGE6yJs59"/><text:span text:style-name="T12">. </text:span><text:span text:style-name="T13"><text:s/></text:span></text:p>
        </text:list-item>
        <text:list-item>
          <text:p text:style-name="P17"><text:span text:style-name="T10">D</text:span><text:span text:style-name="T8">ynamic homology:</text:span><text:span text:style-name="T11"> </text:span></text:p>
        </text:list-item>
        <text:list-item>
          <text:p text:style-name="P18"><text:span text:style-name="T9">Evolutionary Morphology</text:span><text:span text:style-name="T10">:</text:span><text:span text:style-name="T13"> </text:span></text:p>
        </text:list-item>
        <text:list-item>
          <text:p text:style-name="P19"><text:span text:style-name="T22">G</text:span><text:span text:style-name="T18">raphs:</text:span></text:p>
        </text:list-item>
        <text:list-item>
          <text:p text:style-name="P19"><text:span text:style-name="T18">isomorphisms:</text:span></text:p>
        </text:list-item>
        <text:list-item>
          <text:p text:style-name="P19"><text:span text:style-name="T18">Graphlets: </text:span><text:span text:style-name="T11">small, connected, non-isomorphic, “induced” subgraphs of a larger graph </text:span><text:reference-mark-start text:name="ADDIN CSL_CITATION {&quot;citationItems&quot;: [{&quot;id&quot;: &quot;ITEM-1&quot;, &quot;itemData&quot;: {&quot;DOI&quot;: &quot;10.1093/bioinformatics/bth436&quot;, &quot;ISSN&quot;: &quot;13674803&quot;, &quot;PMID&quot;: &quot;15284103&quot;, &quot;abstract&quot;: &quot;Motivation: Networks have been used to model many real-world phenomena to better understand the phenomena and to guide experiments in order to predict their behavior. Since incorrect models lead to incorrect predictions, it is vital to have as accurate a model as possible. As a result, new techniques and models for analyzing and modeling real-world networks have recently been introduced. Results: One example of large and complex networks involves protein-protein interaction (PPI) networks. We analyze PPI networks of yeast Saccharomyces cerevisiae and fruitfly Drosophila melanogaster using a newly introduced measure of local network structure as well as the standardly used measures of global network structure. We examine the fit of four different network models, including Erd\u00f6s-R\u00e9nyi, scale-free and geometric random network models, to these PPI networks with respect to the measures of local and global network structure. We demonstrate that the currently accepted scale-free model of PPI networks fails to fit the data in several respects and show that a random geometric model provides a much more accurate model of the PPI data. We hypothesize that only the noise in these networks is scale-free. Conclusions: We systematically evaluate how well-different network models fit the PPI networks. We show that the structure of PPI networks is better modeled by a geometric random graph than by a scale-free model. \u00a9 Oxford University Press 2004; all rights reserved.&quot;, &quot;author&quot;: [{&quot;dropping-particle&quot;: &quot;&quot;, &quot;family&quot;: &quot;Pr\u017eulj&quot;, &quot;given&quot;: &quot;N.&quot;, &quot;non-dropping-particle&quot;: &quot;&quot;, &quot;parse-names&quot;: false, &quot;suffix&quot;: &quot;&quot;}, {&quot;dropping-particle&quot;: &quot;&quot;, &quot;family&quot;: &quot;Corneil&quot;, &quot;given&quot;: &quot;D. G.&quot;, &quot;non-dropping-particle&quot;: &quot;&quot;, &quot;parse-names&quot;: false, &quot;suffix&quot;: &quot;&quot;}, {&quot;dropping-particle&quot;: &quot;&quot;, &quot;family&quot;: &quot;Jurisica&quot;, &quot;given&quot;: &quot;I.&quot;, &quot;non-dropping-particle&quot;: &quot;&quot;, &quot;parse-names&quot;: false, &quot;suffix&quot;: &quot;&quot;}], &quot;container-title&quot;: &quot;Bioinformatics&quot;, &quot;id&quot;: &quot;ITEM-1&quot;, &quot;issue&quot;: &quot;18&quot;, &quot;issued&quot;: {&quot;date-parts&quot;: [[&quot;2004&quot;, &quot;12&quot;, &quot;12&quot;]]}, &quot;page&quot;: &quot;3508-3515&quot;, &quot;publisher&quot;: &quot;Oxford Academic&quot;, &quot;title&quot;: &quot;Modeling interactome: Scale-free or geometric?&quot;, &quot;type&quot;: &quot;article-journal&quot;, &quot;volume&quot;: &quot;20&quot;}, &quot;uris&quot;: [&quot;http://www.mendeley.com/documents/?uuid=e5ff725e-9064-3220-adb0-cca5b28f529b&quot;]}], &quot;mendeley&quot;: {&quot;formattedCitation&quot;: &quot;(Pr\u017eulj, Corneil and Jurisica, 2004)&quot;, &quot;plainTextFormattedCitation&quot;: &quot;(Pr\u017eulj, Corneil and Jurisica, 2004)&quot;, &quot;previouslyFormattedCitation&quot;: &quot;(Pr\u017eulj, Corneil and Jurisica, 2004)&quot;}, &quot;properties&quot;: {&quot;noteIndex&quot;: 0}, &quot;schema&quot;: &quot;https://github.com/citation-style-language/schema/raw/master/csl-citation.json&quot;} RNDhIw0iIPwSQ"/><text:span text:style-name="T11">(Pržulj, Corneil and Jurisica, 2004)</text:span><text:reference-mark-end text:name="ADDIN CSL_CITATION {&quot;citationItems&quot;: [{&quot;id&quot;: &quot;ITEM-1&quot;, &quot;itemData&quot;: {&quot;DOI&quot;: &quot;10.1093/bioinformatics/bth436&quot;, &quot;ISSN&quot;: &quot;13674803&quot;, &quot;PMID&quot;: &quot;15284103&quot;, &quot;abstract&quot;: &quot;Motivation: Networks have been used to model many real-world phenomena to better understand the phenomena and to guide experiments in order to predict their behavior. Since incorrect models lead to incorrect predictions, it is vital to have as accurate a model as possible. As a result, new techniques and models for analyzing and modeling real-world networks have recently been introduced. Results: One example of large and complex networks involves protein-protein interaction (PPI) networks. We analyze PPI networks of yeast Saccharomyces cerevisiae and fruitfly Drosophila melanogaster using a newly introduced measure of local network structure as well as the standardly used measures of global network structure. We examine the fit of four different network models, including Erd\u00f6s-R\u00e9nyi, scale-free and geometric random network models, to these PPI networks with respect to the measures of local and global network structure. We demonstrate that the currently accepted scale-free model of PPI networks fails to fit the data in several respects and show that a random geometric model provides a much more accurate model of the PPI data. We hypothesize that only the noise in these networks is scale-free. Conclusions: We systematically evaluate how well-different network models fit the PPI networks. We show that the structure of PPI networks is better modeled by a geometric random graph than by a scale-free model. \u00a9 Oxford University Press 2004; all rights reserved.&quot;, &quot;author&quot;: [{&quot;dropping-particle&quot;: &quot;&quot;, &quot;family&quot;: &quot;Pr\u017eulj&quot;, &quot;given&quot;: &quot;N.&quot;, &quot;non-dropping-particle&quot;: &quot;&quot;, &quot;parse-names&quot;: false, &quot;suffix&quot;: &quot;&quot;}, {&quot;dropping-particle&quot;: &quot;&quot;, &quot;family&quot;: &quot;Corneil&quot;, &quot;given&quot;: &quot;D. G.&quot;, &quot;non-dropping-particle&quot;: &quot;&quot;, &quot;parse-names&quot;: false, &quot;suffix&quot;: &quot;&quot;}, {&quot;dropping-particle&quot;: &quot;&quot;, &quot;family&quot;: &quot;Jurisica&quot;, &quot;given&quot;: &quot;I.&quot;, &quot;non-dropping-particle&quot;: &quot;&quot;, &quot;parse-names&quot;: false, &quot;suffix&quot;: &quot;&quot;}], &quot;container-title&quot;: &quot;Bioinformatics&quot;, &quot;id&quot;: &quot;ITEM-1&quot;, &quot;issue&quot;: &quot;18&quot;, &quot;issued&quot;: {&quot;date-parts&quot;: [[&quot;2004&quot;, &quot;12&quot;, &quot;12&quot;]]}, &quot;page&quot;: &quot;3508-3515&quot;, &quot;publisher&quot;: &quot;Oxford Academic&quot;, &quot;title&quot;: &quot;Modeling interactome: Scale-free or geometric?&quot;, &quot;type&quot;: &quot;article-journal&quot;, &quot;volume&quot;: &quot;20&quot;}, &quot;uris&quot;: [&quot;http://www.mendeley.com/documents/?uuid=e5ff725e-9064-3220-adb0-cca5b28f529b&quot;]}], &quot;mendeley&quot;: {&quot;formattedCitation&quot;: &quot;(Pr\u017eulj, Corneil and Jurisica, 2004)&quot;, &quot;plainTextFormattedCitation&quot;: &quot;(Pr\u017eulj, Corneil and Jurisica, 2004)&quot;, &quot;previouslyFormattedCitation&quot;: &quot;(Pr\u017eulj, Corneil and Jurisica, 2004)&quot;}, &quot;properties&quot;: {&quot;noteIndex&quot;: 0}, &quot;schema&quot;: &quot;https://github.com/citation-style-language/schema/raw/master/csl-citation.json&quot;} RNDhIw0iIPwSQ"/><text:span text:style-name="T11">⁠.</text:span></text:p>
        </text:list-item>
        <text:list-item>
          <text:p text:style-name="P20"><text:span text:style-name="T18">Automorphism orbit: </text:span><text:span text:style-name="T11">within each graphlet, some nodes are topologically identical </text:span><text:reference-mark-start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ajHydUnZRe"/><text:span text:style-name="T11">(Pržulj, 2007)</text:span><text:reference-mark-end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ajHydUnZRe"/><text:span text:style-name="T11">⁠.</text:span></text:p>
        </text:list-item>
        <text:list-item>
          <text:p text:style-name="P20"><text:span text:style-name="T18">Graphlet degrees: </text:span><text:span text:style-name="T11">whilst node degree is the number of edges connected to a particular node/vertex, graphlet degree is the number of times a given node, </text:span><text:span text:style-name="T18">v</text:span><text:span text:style-name="T11">, touches a graphlet or orbit </text:span><text:span text:style-name="T18">i</text:span><text:span text:style-name="T11">.</text:span></text:p>
        </text:list-item>
      </text:list>
      <text:p text:style-name="P24"/>
      <text:p text:style-name="P16"><text:span text:style-name="T35">Methods</text:span><text:span text:style-name="T36">:</text:span><text:span text:style-name="T37"> </text:span></text:p>
      <text:list xml:id="list2807995076" text:style-name="L5">
        <text:list-item>
          <text:p text:style-name="P21"><text:span text:style-name="T23">G</text:span><text:span text:style-name="T24">raphlet degrees: </text:span><text:span text:style-name="T14">are used to measure the topological distance between 2 networks </text:span><text:reference-mark-start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rh6N9N6lZK"/><text:span text:style-name="T14">(Pržulj, 2007)</text:span><text:reference-mark-end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rh6N9N6lZK"/><text:span text:style-name="T14">⁠, the similarities among nodes of a network </text:span><text:reference-mark-start text:name="ADDIN CSL_CITATION {&quot;citationItems&quot;: [{&quot;id&quot;: &quot;ITEM-1&quot;, &quot;itemData&quot;: {&quot;DOI&quot;: &quot;10.4137/cin.s680&quot;, &quot;ISSN&quot;: &quot;11769351&quot;, &quot;PMID&quot;: &quot;19259413&quot;, &quot;abstract&quot;: &quot;Motivation: Proteins are essential macromolecules of life and thus understanding their function is of great importance. The number of functionally unclassified proteins is large even for simple and well studied organisms such as baker's yeast. Methods for determining protein function have shifted their focus from targeting specific proteins based solely on sequence homology to analyses of the entire proteome based on protein-protein interaction (PPI) networks. Since proteins interact to perform a certain function, analyzing structural properties of PPI networks may provide useful clues about the biological function of individual proteins, protein complexes they participate in, and even larger subcellular machines. Results: We design a sensitive graph theoretic method for comparing local structures of node neighborhoods that demonstrates that in PPI networks, biological function of a node and its local network structure are closely related. The method summarizes a protein's local topology in a PPI network into the vector of graphlet degrees called the signature of the protein and computes the signature similarities between all protein pairs. We group topologically similar proteins under this measure in a PPI network and show that these protein groups belong to the same protein complexes, perform the same biological functions, are localized in the same subcellular compartments, and have the same tissue expressions. Moreover, we apply our technique on a proteome-scale network data and infer biological function of yet unclassified proteins demonstrating that our method can provide valuable guidelines for future experimental research such as disease protein prediction. Availability: Data is available upon request.&quot;, &quot;author&quot;: [{&quot;dropping-particle&quot;: &quot;&quot;, &quot;family&quot;: &quot;Milenkovi\u0107&quot;, &quot;given&quot;: &quot;Tijana&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Cancer Informatics&quot;, &quot;id&quot;: &quot;ITEM-1&quot;, &quot;issued&quot;: {&quot;date-parts&quot;: [[&quot;2008&quot;]]}, &quot;page&quot;: &quot;257-273&quot;, &quot;publisher&quot;: &quot;Libertas Academica Ltd.&quot;, &quot;title&quot;: &quot;Uncovering biological network function via graphlet degree signatures&quot;, &quot;type&quot;: &quot;article-journal&quot;, &quot;volume&quot;: &quot;6&quot;}, &quot;uris&quot;: [&quot;http://www.mendeley.com/documents/?uuid=c5329251-7802-3fa3-8529-1a635cb45849&quot;]}], &quot;mendeley&quot;: {&quot;formattedCitation&quot;: &quot;(Milenkovi\u0107 and Pr\u017eulj, 2008)&quot;, &quot;plainTextFormattedCitation&quot;: &quot;(Milenkovi\u0107 and Pr\u017eulj, 2008)&quot;, &quot;previouslyFormattedCitation&quot;: &quot;(Milenkovi\u0107 and Pr\u017eulj, 2008)&quot;}, &quot;properties&quot;: {&quot;noteIndex&quot;: 0}, &quot;schema&quot;: &quot;https://github.com/citation-style-language/schema/raw/master/csl-citation.json&quot;} RNDeQWVjkuIma"/><text:span text:style-name="T14">(Milenković and Pržulj, 2008)</text:span><text:reference-mark-end text:name="ADDIN CSL_CITATION {&quot;citationItems&quot;: [{&quot;id&quot;: &quot;ITEM-1&quot;, &quot;itemData&quot;: {&quot;DOI&quot;: &quot;10.4137/cin.s680&quot;, &quot;ISSN&quot;: &quot;11769351&quot;, &quot;PMID&quot;: &quot;19259413&quot;, &quot;abstract&quot;: &quot;Motivation: Proteins are essential macromolecules of life and thus understanding their function is of great importance. The number of functionally unclassified proteins is large even for simple and well studied organisms such as baker's yeast. Methods for determining protein function have shifted their focus from targeting specific proteins based solely on sequence homology to analyses of the entire proteome based on protein-protein interaction (PPI) networks. Since proteins interact to perform a certain function, analyzing structural properties of PPI networks may provide useful clues about the biological function of individual proteins, protein complexes they participate in, and even larger subcellular machines. Results: We design a sensitive graph theoretic method for comparing local structures of node neighborhoods that demonstrates that in PPI networks, biological function of a node and its local network structure are closely related. The method summarizes a protein's local topology in a PPI network into the vector of graphlet degrees called the signature of the protein and computes the signature similarities between all protein pairs. We group topologically similar proteins under this measure in a PPI network and show that these protein groups belong to the same protein complexes, perform the same biological functions, are localized in the same subcellular compartments, and have the same tissue expressions. Moreover, we apply our technique on a proteome-scale network data and infer biological function of yet unclassified proteins demonstrating that our method can provide valuable guidelines for future experimental research such as disease protein prediction. Availability: Data is available upon request.&quot;, &quot;author&quot;: [{&quot;dropping-particle&quot;: &quot;&quot;, &quot;family&quot;: &quot;Milenkovi\u0107&quot;, &quot;given&quot;: &quot;Tijana&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Cancer Informatics&quot;, &quot;id&quot;: &quot;ITEM-1&quot;, &quot;issued&quot;: {&quot;date-parts&quot;: [[&quot;2008&quot;]]}, &quot;page&quot;: &quot;257-273&quot;, &quot;publisher&quot;: &quot;Libertas Academica Ltd.&quot;, &quot;title&quot;: &quot;Uncovering biological network function via graphlet degree signatures&quot;, &quot;type&quot;: &quot;article-journal&quot;, &quot;volume&quot;: &quot;6&quot;}, &quot;uris&quot;: [&quot;http://www.mendeley.com/documents/?uuid=c5329251-7802-3fa3-8529-1a635cb45849&quot;]}], &quot;mendeley&quot;: {&quot;formattedCitation&quot;: &quot;(Milenkovi\u0107 and Pr\u017eulj, 2008)&quot;, &quot;plainTextFormattedCitation&quot;: &quot;(Milenkovi\u0107 and Pr\u017eulj, 2008)&quot;, &quot;previouslyFormattedCitation&quot;: &quot;(Milenkovi\u0107 and Pr\u017eulj, 2008)&quot;}, &quot;properties&quot;: {&quot;noteIndex&quot;: 0}, &quot;schema&quot;: &quot;https://github.com/citation-style-language/schema/raw/master/csl-citation.json&quot;} RNDeQWVjkuIma"/><text:span text:style-name="T39">, </text:span><text:span text:style-name="T40">and so are used for network alignment in the</text:span><text:span text:style-name="T38"> GRAAL family and for comparing network structures </text:span><text:reference-mark-start text:name="ADDIN CSL_CITATION {&quot;citationItems&quot;: [{&quot;id&quot;: &quot;ITEM-1&quot;, &quot;itemData&quot;: {&quot;DOI&quot;: &quot;10.1093/bioinformatics/btu020&quot;, &quot;ISSN&quot;: &quot;14602059&quot;, &quot;PMID&quot;: &quot;24443377&quot;, &quot;abstract&quot;: &quot;Motivation: Protein structure alignment is key for transferring information from well-studied proteins to less studied ones. Structural alignment identifies the most precise mapping of equivalent residues, as structures are more conserved during evolution than sequences. Among the methods for aligning protein structures, maximum Contact Map Overlap (CMO) has received sustained attention during the past decade. Yet, known algorithms exhibit modest performance and are not applicable for large-scale comparison. Results: Graphlets are small induced subgraphs that are used to design sensitive topological similarity measures between nodes and networks. By generalizing graphlets to ordered graphs, we introduce GR-Align, a CMO heuristic that is suited for database searches. On the Proteus-300 set (44 850 protein domain pairs), GR-Align is several orders of magnitude faster than the state-of-the-art CMO solvers Apurva, MSVNS and AlEigen7, and its similarity score is in better agreement with the structural classification of proteins. On a largescale experiment on the Gold-standard benchmark dataset (3 207 270 protein domain pairs), GR-Align is several orders of magnitude faster than the state-of-the-art protein structure comparison tools TM-Align, DaliLite, MATT and Yakusa, while achieving similar classification performances. Finally, we illustrate the difference between GR-Align's flexible alignments and the traditional ones by querying a flexible protein in the Astral-40 database (11 154 protein domains). In this experiment, GR-Align's top scoring alignments are not only in better agreement with structural classification of proteins, but also that they allow transferring more information across proteins. \u00a9 The Author 2013. Published by Oxford University Press.&quot;, &quot;author&quot;: [{&quot;dropping-particle&quot;: &quot;&quot;, &quot;family&quot;: &quot;Malod-Dognin&quot;, &quot;given&quot;: &quot;Noel&quot;, &quot;non-dropping-particle&quot;: &quot;&quot;, &quot;parse-names&quot;: false, &quot;suffix&quot;: &quot;&quot;}, {&quot;dropping-particle&quot;: &quot;&quot;, &quot;family&quot;: &quot;Pr\u1e91ulj&quot;, &quot;given&quot;: &quot;Natasa&quot;, &quot;non-dropping-particle&quot;: &quot;&quot;, &quot;parse-names&quot;: false, &quot;suffix&quot;: &quot;&quot;}], &quot;container-title&quot;: &quot;Bioinformatics&quot;, &quot;id&quot;: &quot;ITEM-1&quot;, &quot;issue&quot;: &quot;9&quot;, &quot;issued&quot;: {&quot;date-parts&quot;: [[&quot;2014&quot;, &quot;5&quot;, &quot;1&quot;]]}, &quot;page&quot;: &quot;1259-1265&quot;, &quot;publisher&quot;: &quot;Oxford University Press&quot;, &quot;title&quot;: &quot;GR-Align: Fast and flexible alignment of protein 3D structures using graphlet degree similarity&quot;, &quot;type&quot;: &quot;article-journal&quot;, &quot;volume&quot;: &quot;30&quot;}, &quot;uris&quot;: [&quot;http://www.mendeley.com/documents/?uuid=d04c73ed-4221-3842-aaa4-fc9bafc4c119&quot;]}], &quot;mendeley&quot;: {&quot;formattedCitation&quot;: &quot;(Malod-Dognin and Pr\u1e91ulj, 2014)&quot;, &quot;plainTextFormattedCitation&quot;: &quot;(Malod-Dognin and Pr\u1e91ulj, 2014)&quot;}, &quot;properties&quot;: {&quot;noteIndex&quot;: 0}, &quot;schema&quot;: &quot;https://github.com/citation-style-language/schema/raw/master/csl-citation.json&quot;} RNDCS4qGz79J0"/><text:span text:style-name="T15">(Malod-Dognin and Prẑulj, 2014)</text:span><text:reference-mark-end text:name="ADDIN CSL_CITATION {&quot;citationItems&quot;: [{&quot;id&quot;: &quot;ITEM-1&quot;, &quot;itemData&quot;: {&quot;DOI&quot;: &quot;10.1093/bioinformatics/btu020&quot;, &quot;ISSN&quot;: &quot;14602059&quot;, &quot;PMID&quot;: &quot;24443377&quot;, &quot;abstract&quot;: &quot;Motivation: Protein structure alignment is key for transferring information from well-studied proteins to less studied ones. Structural alignment identifies the most precise mapping of equivalent residues, as structures are more conserved during evolution than sequences. Among the methods for aligning protein structures, maximum Contact Map Overlap (CMO) has received sustained attention during the past decade. Yet, known algorithms exhibit modest performance and are not applicable for large-scale comparison. Results: Graphlets are small induced subgraphs that are used to design sensitive topological similarity measures between nodes and networks. By generalizing graphlets to ordered graphs, we introduce GR-Align, a CMO heuristic that is suited for database searches. On the Proteus-300 set (44 850 protein domain pairs), GR-Align is several orders of magnitude faster than the state-of-the-art CMO solvers Apurva, MSVNS and AlEigen7, and its similarity score is in better agreement with the structural classification of proteins. On a largescale experiment on the Gold-standard benchmark dataset (3 207 270 protein domain pairs), GR-Align is several orders of magnitude faster than the state-of-the-art protein structure comparison tools TM-Align, DaliLite, MATT and Yakusa, while achieving similar classification performances. Finally, we illustrate the difference between GR-Align's flexible alignments and the traditional ones by querying a flexible protein in the Astral-40 database (11 154 protein domains). In this experiment, GR-Align's top scoring alignments are not only in better agreement with structural classification of proteins, but also that they allow transferring more information across proteins. \u00a9 The Author 2013. Published by Oxford University Press.&quot;, &quot;author&quot;: [{&quot;dropping-particle&quot;: &quot;&quot;, &quot;family&quot;: &quot;Malod-Dognin&quot;, &quot;given&quot;: &quot;Noel&quot;, &quot;non-dropping-particle&quot;: &quot;&quot;, &quot;parse-names&quot;: false, &quot;suffix&quot;: &quot;&quot;}, {&quot;dropping-particle&quot;: &quot;&quot;, &quot;family&quot;: &quot;Pr\u1e91ulj&quot;, &quot;given&quot;: &quot;Natasa&quot;, &quot;non-dropping-particle&quot;: &quot;&quot;, &quot;parse-names&quot;: false, &quot;suffix&quot;: &quot;&quot;}], &quot;container-title&quot;: &quot;Bioinformatics&quot;, &quot;id&quot;: &quot;ITEM-1&quot;, &quot;issue&quot;: &quot;9&quot;, &quot;issued&quot;: {&quot;date-parts&quot;: [[&quot;2014&quot;, &quot;5&quot;, &quot;1&quot;]]}, &quot;page&quot;: &quot;1259-1265&quot;, &quot;publisher&quot;: &quot;Oxford University Press&quot;, &quot;title&quot;: &quot;GR-Align: Fast and flexible alignment of protein 3D structures using graphlet degree similarity&quot;, &quot;type&quot;: &quot;article-journal&quot;, &quot;volume&quot;: &quot;30&quot;}, &quot;uris&quot;: [&quot;http://www.mendeley.com/documents/?uuid=d04c73ed-4221-3842-aaa4-fc9bafc4c119&quot;]}], &quot;mendeley&quot;: {&quot;formattedCitation&quot;: &quot;(Malod-Dognin and Pr\u1e91ulj, 2014)&quot;, &quot;plainTextFormattedCitation&quot;: &quot;(Malod-Dognin and Pr\u1e91ulj, 2014)&quot;}, &quot;properties&quot;: {&quot;noteIndex&quot;: 0}, &quot;schema&quot;: &quot;https://github.com/citation-style-language/schema/raw/master/csl-citation.json&quot;} RNDCS4qGz79J0"/><text:span text:style-name="T38">⁠, or potentially anatomical networks.</text:span></text:p>
        </text:list-item>
        <text:list-item>
          <text:p text:style-name="P25">Integer Programming<text:span text:style-name="T39">:</text:span></text:p>
        </text:list-item>
        <text:list-item>
          <text:p text:style-name="P25">Lagrangian relaxation<text:span text:style-name="T39">:</text:span></text:p>
        </text:list-item>
      </text:list>
      <text:p text:style-name="P22"><text:span text:style-name="T39"/></text:p>
      <text:p text:style-name="P23"><text:span text:style-name="T29">Applications </text:span><text:span text:style-name="T28">of morphology</text:span><text:span text:style-name="T29">:</text:span><text:span text:style-name="T26"> </text:span></text:p>
      <text:list xml:id="list2828814529" text:style-name="L2">
        <text:list-item>
          <text:p text:style-name="P13"><text:span text:style-name="T31">Potential for ADR:</text:span><text:span text:style-name="T30"> </text:span><text:span text:style-name="T26">Whilst the fossil record is sparse </text:span><text:span text:style-name="T27">we can expect</text:span><text:span text:style-name="T26"> 1%-10% of known fossil species </text:span><text:span text:style-name="T27">to</text:span><text:span text:style-name="T26"> be directly ancestral to other known fossil species </text:span><text:reference-mark-start text:name="ADDIN CSL_CITATION {&quot;citationItems&quot;: [{&quot;id&quot;: &quot;ITEM-1&quot;, &quot;itemData&quot;: {&quot;DOI&quot;: &quot;10.1017/S0094837300016146&quot;, &quot;ISSN&quot;: &quot;00948373&quot;, &quot;abstract&quot;: &quot;Three homogeneous models of species origination and extinction are used to assess the probability that ancestor-descendant pairs are preserved in the fossil record. In the model of cladogenetic budding, a species can persist after it branches and can therefore have multiple direct descendants. In the bifurcation model, a species branches to give rise to two distinct direct descendants, itself terminating in the process. In the model of phyletic transformation, a species gives rise to a single direct descendant without branching, itself terminating in the process. Assuming homogeneous preservation, even under pessimistic assumptions regarding the completeness of the fossil record, the probability of finding fossil ancestor-descendant pairs is not negligible. Even if all species of Phanerozoic marine invertebrates in the paleontologically important taxa had the same probability of preservation, on the order of 1%-10% or more of the known fossil species would be directly ancestral to other known fossil species. However, this is likely to be an underestimate, since the probability of finding ancestor-descendant pairs is enhanced by taxonomic, temporal, and spatial heterogeneities in preservation probability. Moreover, indirect genealogical relationships substantially increase the probability of finding ancestor-descendant pairs. The model of budding, the only one in which an ancestor can persist after a branching event, predicts that half or more of extant species have ancestors that are also extant. Thus, the question of how to recognize ancestordescendant pairs must be carefully considered.&quot;, &quot;author&quot;: [{&quot;dropping-particle&quot;: &quot;&quot;, &quot;family&quot;: &quot;Foote&quot;, &quot;given&quot;: &quot;Mike&quot;, &quot;non-dropping-particle&quot;: &quot;&quot;, &quot;parse-names&quot;: false, &quot;suffix&quot;: &quot;&quot;}], &quot;container-title&quot;: &quot;Paleobiology&quot;, &quot;id&quot;: &quot;ITEM-1&quot;, &quot;issue&quot;: &quot;2&quot;, &quot;issued&quot;: {&quot;date-parts&quot;: [[&quot;1996&quot;]]}, &quot;page&quot;: &quot;141-151&quot;, &quot;title&quot;: &quot;On the probability of ancestors in the fossil record&quot;, &quot;type&quot;: &quot;article-journal&quot;, &quot;volume&quot;: &quot;22&quot;}, &quot;uris&quot;: [&quot;http://www.mendeley.com/documents/?uuid=be3bf660-75ad-3662-b8c7-c15667c7144a&quot;]}], &quot;mendeley&quot;: {&quot;formattedCitation&quot;: &quot;(Foote, 1996)&quot;, &quot;plainTextFormattedCitation&quot;: &quot;(Foote, 1996)&quot;, &quot;previouslyFormattedCitation&quot;: &quot;(Foote, 1996)&quot;}, &quot;properties&quot;: {&quot;noteIndex&quot;: 0}, &quot;schema&quot;: &quot;https://github.com/citation-style-language/schema/raw/master/csl-citation.json&quot;} RND5YyKFRjKBm"/><text:span text:style-name="T26">(Foote, 1996)</text:span><text:reference-mark-end text:name="ADDIN CSL_CITATION {&quot;citationItems&quot;: [{&quot;id&quot;: &quot;ITEM-1&quot;, &quot;itemData&quot;: {&quot;DOI&quot;: &quot;10.1017/S0094837300016146&quot;, &quot;ISSN&quot;: &quot;00948373&quot;, &quot;abstract&quot;: &quot;Three homogeneous models of species origination and extinction are used to assess the probability that ancestor-descendant pairs are preserved in the fossil record. In the model of cladogenetic budding, a species can persist after it branches and can therefore have multiple direct descendants. In the bifurcation model, a species branches to give rise to two distinct direct descendants, itself terminating in the process. In the model of phyletic transformation, a species gives rise to a single direct descendant without branching, itself terminating in the process. Assuming homogeneous preservation, even under pessimistic assumptions regarding the completeness of the fossil record, the probability of finding fossil ancestor-descendant pairs is not negligible. Even if all species of Phanerozoic marine invertebrates in the paleontologically important taxa had the same probability of preservation, on the order of 1%-10% or more of the known fossil species would be directly ancestral to other known fossil species. However, this is likely to be an underestimate, since the probability of finding ancestor-descendant pairs is enhanced by taxonomic, temporal, and spatial heterogeneities in preservation probability. Moreover, indirect genealogical relationships substantially increase the probability of finding ancestor-descendant pairs. The model of budding, the only one in which an ancestor can persist after a branching event, predicts that half or more of extant species have ancestors that are also extant. Thus, the question of how to recognize ancestordescendant pairs must be carefully considered.&quot;, &quot;author&quot;: [{&quot;dropping-particle&quot;: &quot;&quot;, &quot;family&quot;: &quot;Foote&quot;, &quot;given&quot;: &quot;Mike&quot;, &quot;non-dropping-particle&quot;: &quot;&quot;, &quot;parse-names&quot;: false, &quot;suffix&quot;: &quot;&quot;}], &quot;container-title&quot;: &quot;Paleobiology&quot;, &quot;id&quot;: &quot;ITEM-1&quot;, &quot;issue&quot;: &quot;2&quot;, &quot;issued&quot;: {&quot;date-parts&quot;: [[&quot;1996&quot;]]}, &quot;page&quot;: &quot;141-151&quot;, &quot;title&quot;: &quot;On the probability of ancestors in the fossil record&quot;, &quot;type&quot;: &quot;article-journal&quot;, &quot;volume&quot;: &quot;22&quot;}, &quot;uris&quot;: [&quot;http://www.mendeley.com/documents/?uuid=be3bf660-75ad-3662-b8c7-c15667c7144a&quot;]}], &quot;mendeley&quot;: {&quot;formattedCitation&quot;: &quot;(Foote, 1996)&quot;, &quot;plainTextFormattedCitation&quot;: &quot;(Foote, 1996)&quot;, &quot;previouslyFormattedCitation&quot;: &quot;(Foote, 1996)&quot;}, &quot;properties&quot;: {&quot;noteIndex&quot;: 0}, &quot;schema&quot;: &quot;https://github.com/citation-style-language/schema/raw/master/csl-citation.json&quot;} RND5YyKFRjKBm"/><text:span text:style-name="T3">. </text:span><text:span text:style-name="T5">The idea of identifying such ancestor-descendent relationships (ADR) started with</text:span><text:span text:style-name="T4"> Darwin </text:span><text:span text:style-name="T5">in 1859 but most work has focused instead on sister group relationships (SGRs) </text:span><text:reference-mark-start text:name="ADDIN CSL_CITATION {&quot;citationItems&quot;: [{&quot;id&quot;: &quot;ITEM-1&quot;, &quot;itemData&quot;: {&quot;DOI&quot;: &quot;10.1666/0094-8373(2005)031[0347:aratro]2.0.co;2&quot;, &quot;ISBN&quot;: &quot;202118:46:41&quot;, &quot;ISSN&quot;: &quot;0094-8373&quot;, &quot;abstract&quot;: &quot;The reconstruction of the Tree of Life has been a primary goal in biology since Darwin coined the expression, the \u2018\u2018great Tree of Life\u2019\u2019 in On the Origin of Species: \u2018\u2018The affinities of all the beings of the same class have sometimes been represented by a great tree. I believe this simile largely speaks the truth. The green and budding twigs may represent existing species; and those produced during each former year may represent the long succession of extinct species. . . .As buds give rise by growth to fresh buds, and these, if vigorous, branch out and overtop on all sides many a feebler branch, so by generation I believe it has been with the great Tree of Life, which fills with its dead and broken branches the crust of the earth, and covers the surface with its ever branching and beautiful ramifications\u2019\u2019 (Dar- win 1859: pp. 129\u2013130). Ernst Haeckelwas the first biologist who attempted to reconstruct the Darwinian Tree of Life.However, he could not reach his goal because his method of tree reconstruction was deeply anchored in the pre-Darwinian scala naturae (Dayrat 2003). A segment of the Darwinian Tree of Life is il- lustrated in the unique figure published in On the Origin of Species. This figure, which Darwin referred to as a \u2018\u2018branching diagram,\u2019\u2019 repre- sents ancestor-descendant relationships (ADR).&quot;, &quot;author&quot;: [{&quot;dropping-particle&quot;: &quot;&quot;, &quot;family&quot;: &quot;Dayrat&quot;, &quot;given&quot;: &quot;Beno\u00eet&quot;, &quot;non-dropping-particle&quot;: &quot;&quot;, &quot;parse-names&quot;: false, &quot;suffix&quot;: &quot;&quot;}], &quot;container-title&quot;: &quot;Paleobiology&quot;, &quot;id&quot;: &quot;ITEM-1&quot;, &quot;issue&quot;: &quot;3&quot;, &quot;issued&quot;: {&quot;date-parts&quot;: [[&quot;2005&quot;]]}, &quot;page&quot;: &quot;347-353&quot;, &quot;title&quot;: &quot;Ancestor-descendant relationships and the reconstruction of the Tree of Life&quot;, &quot;type&quot;: &quot;article-journal&quot;, &quot;volume&quot;: &quot;31&quot;}, &quot;uris&quot;: [&quot;http://www.mendeley.com/documents/?uuid=5f0688be-d38c-3e01-a740-5d047a3ec94c&quot;]}], &quot;mendeley&quot;: {&quot;formattedCitation&quot;: &quot;(Dayrat, 2005)&quot;, &quot;plainTextFormattedCitation&quot;: &quot;(Dayrat, 2005)&quot;, &quot;previouslyFormattedCitation&quot;: &quot;(Dayrat, 2005)&quot;}, &quot;properties&quot;: {&quot;noteIndex&quot;: 0}, &quot;schema&quot;: &quot;https://github.com/citation-style-language/schema/raw/master/csl-citation.json&quot;} RNDBK5R5BHBBS"/><text:span text:style-name="T5">(Dayrat, 2005)</text:span><text:reference-mark-end text:name="ADDIN CSL_CITATION {&quot;citationItems&quot;: [{&quot;id&quot;: &quot;ITEM-1&quot;, &quot;itemData&quot;: {&quot;DOI&quot;: &quot;10.1666/0094-8373(2005)031[0347:aratro]2.0.co;2&quot;, &quot;ISBN&quot;: &quot;202118:46:41&quot;, &quot;ISSN&quot;: &quot;0094-8373&quot;, &quot;abstract&quot;: &quot;The reconstruction of the Tree of Life has been a primary goal in biology since Darwin coined the expression, the \u2018\u2018great Tree of Life\u2019\u2019 in On the Origin of Species: \u2018\u2018The affinities of all the beings of the same class have sometimes been represented by a great tree. I believe this simile largely speaks the truth. The green and budding twigs may represent existing species; and those produced during each former year may represent the long succession of extinct species. . . .As buds give rise by growth to fresh buds, and these, if vigorous, branch out and overtop on all sides many a feebler branch, so by generation I believe it has been with the great Tree of Life, which fills with its dead and broken branches the crust of the earth, and covers the surface with its ever branching and beautiful ramifications\u2019\u2019 (Dar- win 1859: pp. 129\u2013130). Ernst Haeckelwas the first biologist who attempted to reconstruct the Darwinian Tree of Life.However, he could not reach his goal because his method of tree reconstruction was deeply anchored in the pre-Darwinian scala naturae (Dayrat 2003). A segment of the Darwinian Tree of Life is il- lustrated in the unique figure published in On the Origin of Species. This figure, which Darwin referred to as a \u2018\u2018branching diagram,\u2019\u2019 repre- sents ancestor-descendant relationships (ADR).&quot;, &quot;author&quot;: [{&quot;dropping-particle&quot;: &quot;&quot;, &quot;family&quot;: &quot;Dayrat&quot;, &quot;given&quot;: &quot;Beno\u00eet&quot;, &quot;non-dropping-particle&quot;: &quot;&quot;, &quot;parse-names&quot;: false, &quot;suffix&quot;: &quot;&quot;}], &quot;container-title&quot;: &quot;Paleobiology&quot;, &quot;id&quot;: &quot;ITEM-1&quot;, &quot;issue&quot;: &quot;3&quot;, &quot;issued&quot;: {&quot;date-parts&quot;: [[&quot;2005&quot;]]}, &quot;page&quot;: &quot;347-353&quot;, &quot;title&quot;: &quot;Ancestor-descendant relationships and the reconstruction of the Tree of Life&quot;, &quot;type&quot;: &quot;article-journal&quot;, &quot;volume&quot;: &quot;31&quot;}, &quot;uris&quot;: [&quot;http://www.mendeley.com/documents/?uuid=5f0688be-d38c-3e01-a740-5d047a3ec94c&quot;]}], &quot;mendeley&quot;: {&quot;formattedCitation&quot;: &quot;(Dayrat, 2005)&quot;, &quot;plainTextFormattedCitation&quot;: &quot;(Dayrat, 2005)&quot;, &quot;previouslyFormattedCitation&quot;: &quot;(Dayrat, 2005)&quot;}, &quot;properties&quot;: {&quot;noteIndex&quot;: 0}, &quot;schema&quot;: &quot;https://github.com/citation-style-language/schema/raw/master/csl-citation.json&quot;} RNDBK5R5BHBBS"/><text:span text:style-name="T4">⁠. </text:span><text:span text:style-name="T5">Interest remains however, with some success even for taxa where the fossil record is less dense </text:span><text:reference-mark-start text:name="ADDIN CSL_CITATION {&quot;citationItems&quot;: [{&quot;id&quot;: &quot;ITEM-1&quot;, &quot;itemData&quot;: {&quot;DOI&quot;: &quot;10.1098/rsbl.2014.0875&quot;, &quot;ISSN&quot;: &quot;1744957X&quot;, &quot;PMID&quot;: &quot;25589485&quot;, &quot;abstract&quot;: &quot;Ancestor-descendant relationships (ADRs), involving descent with modification, are the fundamental concept in evolution, but are usually difficult to recognize. We examined the cladistic relationship between the only reported fossil pygmy right whale, \u2020Miocaperea pulchra, and its sole living relative, the enigmatic pygmy right whale Caperea marginata, the latter represented by both adult and juvenile specimens. \u2020Miocaperea is phylogenetically bracketed between juvenile and adult Caperea marginata in morphologically based analyses, thus suggesting a possible ADR - the first so far identified within baleen whales (Cetacea: Mysticeti). The \u2020Miocaperea - Caperea lineage may show long-term morphological stasis and, in turn, punctuated equilibrium.&quot;, &quot;author&quot;: [{&quot;dropping-particle&quot;: &quot;&quot;, &quot;family&quot;: &quot;Tsai&quot;, &quot;given&quot;: &quot;Cheng Hsiu&quot;, &quot;non-dropping-particle&quot;: &quot;&quot;, &quot;parse-names&quot;: false, &quot;suffix&quot;: &quot;&quot;}, {&quot;dropping-particle&quot;: &quot;&quot;, &quot;family&quot;: &quot;Fordyce&quot;, &quot;given&quot;: &quot;R. Ewan&quot;, &quot;non-dropping-particle&quot;: &quot;&quot;, &quot;parse-names&quot;: false, &quot;suffix&quot;: &quot;&quot;}], &quot;container-title&quot;: &quot;Biology Letters&quot;, &quot;id&quot;: &quot;ITEM-1&quot;, &quot;issue&quot;: &quot;1&quot;, &quot;issued&quot;: {&quot;date-parts&quot;: [[&quot;2015&quot;, &quot;1&quot;, &quot;1&quot;]]}, &quot;publisher&quot;: &quot;Royal Society of London&quot;, &quot;title&quot;: &quot;Ancestor - Descendant relationships in evolution: Origin of the extant pygmy right whale, Caperea marginata&quot;, &quot;type&quot;: &quot;article-journal&quot;, &quot;volume&quot;: &quot;11&quot;}, &quot;uris&quot;: [&quot;http://www.mendeley.com/documents/?uuid=401028f1-2c3e-316c-884d-c8fee779b324&quot;]}], &quot;mendeley&quot;: {&quot;formattedCitation&quot;: &quot;(Tsai and Fordyce, 2015)&quot;, &quot;plainTextFormattedCitation&quot;: &quot;(Tsai and Fordyce, 2015)&quot;, &quot;previouslyFormattedCitation&quot;: &quot;(Tsai and Fordyce, 2015)&quot;}, &quot;properties&quot;: {&quot;noteIndex&quot;: 0}, &quot;schema&quot;: &quot;https://github.com/citation-style-language/schema/raw/master/csl-citation.json&quot;} RNDijsHuEVcME"/><text:span text:style-name="T5">(Tsai and Fordyce, 2015)</text:span><text:reference-mark-end text:name="ADDIN CSL_CITATION {&quot;citationItems&quot;: [{&quot;id&quot;: &quot;ITEM-1&quot;, &quot;itemData&quot;: {&quot;DOI&quot;: &quot;10.1098/rsbl.2014.0875&quot;, &quot;ISSN&quot;: &quot;1744957X&quot;, &quot;PMID&quot;: &quot;25589485&quot;, &quot;abstract&quot;: &quot;Ancestor-descendant relationships (ADRs), involving descent with modification, are the fundamental concept in evolution, but are usually difficult to recognize. We examined the cladistic relationship between the only reported fossil pygmy right whale, \u2020Miocaperea pulchra, and its sole living relative, the enigmatic pygmy right whale Caperea marginata, the latter represented by both adult and juvenile specimens. \u2020Miocaperea is phylogenetically bracketed between juvenile and adult Caperea marginata in morphologically based analyses, thus suggesting a possible ADR - the first so far identified within baleen whales (Cetacea: Mysticeti). The \u2020Miocaperea - Caperea lineage may show long-term morphological stasis and, in turn, punctuated equilibrium.&quot;, &quot;author&quot;: [{&quot;dropping-particle&quot;: &quot;&quot;, &quot;family&quot;: &quot;Tsai&quot;, &quot;given&quot;: &quot;Cheng Hsiu&quot;, &quot;non-dropping-particle&quot;: &quot;&quot;, &quot;parse-names&quot;: false, &quot;suffix&quot;: &quot;&quot;}, {&quot;dropping-particle&quot;: &quot;&quot;, &quot;family&quot;: &quot;Fordyce&quot;, &quot;given&quot;: &quot;R. Ewan&quot;, &quot;non-dropping-particle&quot;: &quot;&quot;, &quot;parse-names&quot;: false, &quot;suffix&quot;: &quot;&quot;}], &quot;container-title&quot;: &quot;Biology Letters&quot;, &quot;id&quot;: &quot;ITEM-1&quot;, &quot;issue&quot;: &quot;1&quot;, &quot;issued&quot;: {&quot;date-parts&quot;: [[&quot;2015&quot;, &quot;1&quot;, &quot;1&quot;]]}, &quot;publisher&quot;: &quot;Royal Society of London&quot;, &quot;title&quot;: &quot;Ancestor - Descendant relationships in evolution: Origin of the extant pygmy right whale, Caperea marginata&quot;, &quot;type&quot;: &quot;article-journal&quot;, &quot;volume&quot;: &quot;11&quot;}, &quot;uris&quot;: [&quot;http://www.mendeley.com/documents/?uuid=401028f1-2c3e-316c-884d-c8fee779b324&quot;]}], &quot;mendeley&quot;: {&quot;formattedCitation&quot;: &quot;(Tsai and Fordyce, 2015)&quot;, &quot;plainTextFormattedCitation&quot;: &quot;(Tsai and Fordyce, 2015)&quot;, &quot;previouslyFormattedCitation&quot;: &quot;(Tsai and Fordyce, 2015)&quot;}, &quot;properties&quot;: {&quot;noteIndex&quot;: 0}, &quot;schema&quot;: &quot;https://github.com/citation-style-language/schema/raw/master/csl-citation.json&quot;} RNDijsHuEVcME"/><text:span text:style-name="T5">⁠, </text:span><text:span text:style-name="T6">but more frequent success for those taxa with a dense fossil record </text:span><text:reference-mark-start text:name="ADDIN CSL_CITATION {&quot;citationItems&quot;: [{&quot;id&quot;: &quot;ITEM-1&quot;, &quot;itemData&quot;: {&quot;DOI&quot;: &quot;10.1038/18872&quot;, &quot;ISSN&quot;: &quot;00280836&quot;, &quot;PMID&quot;: &quot;11536900&quot;, &quot;abstract&quot;: &quot;Measuring the completeness of the fossil record is essential to understanding evolution over long timescales, particularly when comparing evolutionary patterns among biological groups with different preservational properties. Completeness measures have been presented for various groups based on gaps in the stratigraphic ranges of fossil taxa and on hypothetical lineages implied by estimated evolutionary trees. Here we present and compare quantitative, widely applicable absolute measures of completeness at two taxonomic levels for a broader sample of higher taxa of marine animals than has previously been available. We provide an estimate of the probability of genus preservation per stratigraphic interval and determine the proportion of living families with some fossil record. The two completeness measures use very different data and calculations. The probability of genus preservation depends almost entirely on the Palaeozoic and Mesozoic records, whereas the proportion of living families with a fossil record is influenced largely by Cenozoic data. These measurements are nonetheless highly correlated, with outliers quite explicable, and we find that completeness is rather high for many animal groups.&quot;, &quot;author&quot;: [{&quot;dropping-particle&quot;: &quot;&quot;, &quot;family&quot;: &quot;Foote&quot;, &quot;given&quot;: &quot;Mike&quot;, &quot;non-dropping-particle&quot;: &quot;&quot;, &quot;parse-names&quot;: false, &quot;suffix&quot;: &quot;&quot;}, {&quot;dropping-particle&quot;: &quot;&quot;, &quot;family&quot;: &quot;Sepkoski&quot;, &quot;given&quot;: &quot;J. John&quot;, &quot;non-dropping-particle&quot;: &quot;&quot;, &quot;parse-names&quot;: false, &quot;suffix&quot;: &quot;&quot;}], &quot;container-title&quot;: &quot;Nature&quot;, &quot;id&quot;: &quot;ITEM-1&quot;, &quot;issue&quot;: &quot;6726&quot;, &quot;issued&quot;: {&quot;date-parts&quot;: [[&quot;1999&quot;, &quot;4&quot;, &quot;1&quot;]]}, &quot;page&quot;: &quot;415-417&quot;, &quot;publisher&quot;: &quot;Nature Publishing Group&quot;, &quot;title&quot;: &quot;Absolute measures of the completeness of the fossil record&quot;, &quot;type&quot;: &quot;article-journal&quot;, &quot;volume&quot;: &quot;398&quot;}, &quot;uris&quot;: [&quot;http://www.mendeley.com/documents/?uuid=d672e39f-d2f0-3777-ae9b-90ddaa085831&quot;]}, {&quot;id&quot;: &quot;ITEM-2&quot;, &quot;itemData&quot;: {&quot;DOI&quot;: &quot;10.1073/pnas.1313334111&quot;, &quot;ISSN&quot;: &quot;10916490&quot;, &quot;PMID&quot;: &quot;24982159&quot;, &quot;abstract&quot;: &quot;The placement of over 50 skulls of the well-known horned dinosaur Triceratops within a stratigraphic framework for the Upper Cretaceous Hell Creek Formation (HCF) of Montana reveals the evolutionary transformation of this genus. Specimens referable to the two recognized morphospecies of Triceratops, T. horridus and T. prorsus, are stratigraphically separated within the HCF with the T. prorsus morphology recovered in the upper third of the formation and T. horridus found lower in the formation. Hypotheses that these morphospecies represent sexual or ontogenetic variation within a single species are thus untenable. Stratigraphic placement of specimens appears to reveal ancestor-descendant relationships. Transitional morphologies are found in the middle unit of the formation, a finding that is consistent with the evolution of Triceratops being characterized by anagenesis, the transformation of a lineage over time. Variation among specimens from this critical stratigraphic zone may indicate a branching event in the Triceratops lineage. Purely cladogenetic interpretations of the HCF dataset imply greater diversity within the formation. These findings underscore the critical role of stratigraphic data in deciphering evolutionary patterns in the Dinosauria.&quot;, &quot;author&quot;: [{&quot;dropping-particle&quot;: &quot;&quot;, &quot;family&quot;: &quot;Scannella&quot;, &quot;given&quot;: &quot;John B.&quot;, &quot;non-dropping-particle&quot;: &quot;&quot;, &quot;parse-names&quot;: false, &quot;suffix&quot;: &quot;&quot;}, {&quot;dropping-particle&quot;: &quot;&quot;, &quot;family&quot;: &quot;Fowler&quot;, &quot;given&quot;: &quot;Denver W.&quot;, &quot;non-dropping-particle&quot;: &quot;&quot;, &quot;parse-names&quot;: false, &quot;suffix&quot;: &quot;&quot;}, {&quot;dropping-particle&quot;: &quot;&quot;, &quot;family&quot;: &quot;Goodwin&quot;, &quot;given&quot;: &quot;Mark B.&quot;, &quot;non-dropping-particle&quot;: &quot;&quot;, &quot;parse-names&quot;: false, &quot;suffix&quot;: &quot;&quot;}, {&quot;dropping-particle&quot;: &quot;&quot;, &quot;family&quot;: &quot;Horner&quot;, &quot;given&quot;: &quot;John R.&quot;, &quot;non-dropping-particle&quot;: &quot;&quot;, &quot;parse-names&quot;: false, &quot;suffix&quot;: &quot;&quot;}], &quot;container-title&quot;: &quot;Proceedings of the National Academy of Sciences of the United States of America&quot;, &quot;id&quot;: &quot;ITEM-2&quot;, &quot;issue&quot;: &quot;28&quot;, &quot;issued&quot;: {&quot;date-parts&quot;: [[&quot;2014&quot;, &quot;7&quot;, &quot;15&quot;]]}, &quot;page&quot;: &quot;10245-10250&quot;, &quot;publisher&quot;: &quot;National Academy of Sciences&quot;, &quot;title&quot;: &quot;Evolutionary trends in Triceratops from the Hell Creek Formation, Montana&quot;, &quot;type&quot;: &quot;article-journal&quot;, &quot;volume&quot;: &quot;111&quot;}, &quot;uris&quot;: [&quot;http://www.mendeley.com/documents/?uuid=27a4e07c-7f7e-3c7e-95a1-e33fa65e0c82&quot;]}, {&quot;id&quot;: &quot;ITEM-3&quot;, &quot;itemData&quot;: {&quot;DOI&quot;: &quot;10.1111/j.1469-185X.2011.00178.x&quot;, &quot;ISSN&quot;: &quot;1469185X&quot;, &quot;abstract&quot;: &quot;We present a complete phylogeny of macroperforate planktonic foraminifer species of the Cenozoic Era (~65 million years ago to present). The phylogeny is developed from a large body of palaeontological work that details the evolutionary relationships and stratigraphic (time) distributions of species-level taxa identified from morphology ('morphospecies'). Morphospecies are assigned to morphogroups and ecogroups depending on test morphology and inferred habitat, respectively. Because gradual evolution is well documented in this clade, we have identified many instances of morphospecies intergrading over time, allowing us to eliminate 'pseudospeciation' and 'pseudoextinction' from the record and thereby permit the construction of a more natural phylogeny based on inferred biological lineages. Each cladogenetic event is determined as either budding or bifurcating depending on the pattern of morphological change at the time of branching. This lineage phylogeny provides palaeontologically calibrated ages for each divergence that are entirely independent of molecular data. The tree provides a model system for macroevolutionary studies in the fossil record addressing questions of speciation, extinction, and rates and patterns of evolution. \u00a9 2011 The Authors. Biological Reviews \u00a9 2011 Cambridge Philosophical Society.&quot;, &quot;author&quot;: [{&quot;dropping-particle&quot;: &quot;&quot;, &quot;family&quot;: &quot;Aze&quot;, &quot;given&quot;: &quot;Tracy&quot;, &quot;non-dropping-particle&quot;: &quot;&quot;, &quot;parse-names&quot;: false, &quot;suffix&quot;: &quot;&quot;}, {&quot;dropping-particle&quot;: &quot;&quot;, &quot;family&quot;: &quot;Ezard&quot;, &quot;given&quot;: &quot;Thomas H.G.&quot;, &quot;non-dropping-particle&quot;: &quot;&quot;, &quot;parse-names&quot;: false, &quot;suffix&quot;: &quot;&quot;}, {&quot;dropping-particle&quot;: &quot;&quot;, &quot;family&quot;: &quot;Purvis&quot;, &quot;given&quot;: &quot;Andy&quot;, &quot;non-dropping-particle&quot;: &quot;&quot;, &quot;parse-names&quot;: false, &quot;suffix&quot;: &quot;&quot;}, {&quot;dropping-particle&quot;: &quot;&quot;, &quot;family&quot;: &quot;Coxall&quot;, &quot;given&quot;: &quot;Helen K.&quot;, &quot;non-dropping-particle&quot;: &quot;&quot;, &quot;parse-names&quot;: false, &quot;suffix&quot;: &quot;&quot;}, {&quot;dropping-particle&quot;: &quot;&quot;, &quot;family&quot;: &quot;Stewart&quot;, &quot;given&quot;: &quot;Duncan R.M.&quot;, &quot;non-dropping-particle&quot;: &quot;&quot;, &quot;parse-names&quot;: false, &quot;suffix&quot;: &quot;&quot;}, {&quot;dropping-particle&quot;: &quot;&quot;, &quot;family&quot;: &quot;Wade&quot;, &quot;given&quot;: &quot;Bridget S.&quot;, &quot;non-dropping-particle&quot;: &quot;&quot;, &quot;parse-names&quot;: false, &quot;suffix&quot;: &quot;&quot;}, {&quot;dropping-particle&quot;: &quot;&quot;, &quot;family&quot;: &quot;Pearson&quot;, &quot;given&quot;: &quot;Paul N.&quot;, &quot;non-dropping-particle&quot;: &quot;&quot;, &quot;parse-names&quot;: false, &quot;suffix&quot;: &quot;&quot;}], &quot;container-title&quot;: &quot;Biological Reviews&quot;, &quot;id&quot;: &quot;ITEM-3&quot;, &quot;issue&quot;: &quot;4&quot;, &quot;issued&quot;: {&quot;date-parts&quot;: [[&quot;2011&quot;, &quot;11&quot;, &quot;1&quot;]]}, &quot;page&quot;: &quot;900-927&quot;, &quot;publisher&quot;: &quot;Blackwell Publishing Ltd&quot;, &quot;title&quot;: &quot;A phylogeny of Cenozoic macroperforate planktonic foraminifera from fossil data&quot;, &quot;type&quot;: &quot;article-journal&quot;, &quot;volume&quot;: &quot;86&quot;}, &quot;uris&quot;: [&quot;http://www.mendeley.com/documents/?uuid=534d6120-7b22-3a31-a5e4-46e2d187da69&quot;]}], &quot;mendeley&quot;: {&quot;formattedCitation&quot;: &quot;(Foote and Sepkoski, 1999; Aze &lt;i&gt;et al.&lt;/i&gt;, 2011; Scannella &lt;i&gt;et al.&lt;/i&gt;, 2014)&quot;, &quot;plainTextFormattedCitation&quot;: &quot;(Foote and Sepkoski, 1999; Aze et al., 2011; Scannella et al., 2014)&quot;, &quot;previouslyFormattedCitation&quot;: &quot;(Foote and Sepkoski, 1999; Aze &lt;i&gt;et al.&lt;/i&gt;, 2011; Scannella &lt;i&gt;et al.&lt;/i&gt;, 2014)&quot;}, &quot;properties&quot;: {&quot;noteIndex&quot;: 0}, &quot;schema&quot;: &quot;https://github.com/citation-style-language/schema/raw/master/csl-citation.json&quot;} RNDK2JtbkpASu"/><text:span text:style-name="T6">(Foote and Sepkoski, 1999; Aze </text:span><text:span text:style-name="T7">et al.</text:span><text:span text:style-name="T6">, 2011; Scannella </text:span><text:span text:style-name="T7">et al.</text:span><text:span text:style-name="T6">, 2014)</text:span><text:reference-mark-end text:name="ADDIN CSL_CITATION {&quot;citationItems&quot;: [{&quot;id&quot;: &quot;ITEM-1&quot;, &quot;itemData&quot;: {&quot;DOI&quot;: &quot;10.1038/18872&quot;, &quot;ISSN&quot;: &quot;00280836&quot;, &quot;PMID&quot;: &quot;11536900&quot;, &quot;abstract&quot;: &quot;Measuring the completeness of the fossil record is essential to understanding evolution over long timescales, particularly when comparing evolutionary patterns among biological groups with different preservational properties. Completeness measures have been presented for various groups based on gaps in the stratigraphic ranges of fossil taxa and on hypothetical lineages implied by estimated evolutionary trees. Here we present and compare quantitative, widely applicable absolute measures of completeness at two taxonomic levels for a broader sample of higher taxa of marine animals than has previously been available. We provide an estimate of the probability of genus preservation per stratigraphic interval and determine the proportion of living families with some fossil record. The two completeness measures use very different data and calculations. The probability of genus preservation depends almost entirely on the Palaeozoic and Mesozoic records, whereas the proportion of living families with a fossil record is influenced largely by Cenozoic data. These measurements are nonetheless highly correlated, with outliers quite explicable, and we find that completeness is rather high for many animal groups.&quot;, &quot;author&quot;: [{&quot;dropping-particle&quot;: &quot;&quot;, &quot;family&quot;: &quot;Foote&quot;, &quot;given&quot;: &quot;Mike&quot;, &quot;non-dropping-particle&quot;: &quot;&quot;, &quot;parse-names&quot;: false, &quot;suffix&quot;: &quot;&quot;}, {&quot;dropping-particle&quot;: &quot;&quot;, &quot;family&quot;: &quot;Sepkoski&quot;, &quot;given&quot;: &quot;J. John&quot;, &quot;non-dropping-particle&quot;: &quot;&quot;, &quot;parse-names&quot;: false, &quot;suffix&quot;: &quot;&quot;}], &quot;container-title&quot;: &quot;Nature&quot;, &quot;id&quot;: &quot;ITEM-1&quot;, &quot;issue&quot;: &quot;6726&quot;, &quot;issued&quot;: {&quot;date-parts&quot;: [[&quot;1999&quot;, &quot;4&quot;, &quot;1&quot;]]}, &quot;page&quot;: &quot;415-417&quot;, &quot;publisher&quot;: &quot;Nature Publishing Group&quot;, &quot;title&quot;: &quot;Absolute measures of the completeness of the fossil record&quot;, &quot;type&quot;: &quot;article-journal&quot;, &quot;volume&quot;: &quot;398&quot;}, &quot;uris&quot;: [&quot;http://www.mendeley.com/documents/?uuid=d672e39f-d2f0-3777-ae9b-90ddaa085831&quot;]}, {&quot;id&quot;: &quot;ITEM-2&quot;, &quot;itemData&quot;: {&quot;DOI&quot;: &quot;10.1073/pnas.1313334111&quot;, &quot;ISSN&quot;: &quot;10916490&quot;, &quot;PMID&quot;: &quot;24982159&quot;, &quot;abstract&quot;: &quot;The placement of over 50 skulls of the well-known horned dinosaur Triceratops within a stratigraphic framework for the Upper Cretaceous Hell Creek Formation (HCF) of Montana reveals the evolutionary transformation of this genus. Specimens referable to the two recognized morphospecies of Triceratops, T. horridus and T. prorsus, are stratigraphically separated within the HCF with the T. prorsus morphology recovered in the upper third of the formation and T. horridus found lower in the formation. Hypotheses that these morphospecies represent sexual or ontogenetic variation within a single species are thus untenable. Stratigraphic placement of specimens appears to reveal ancestor-descendant relationships. Transitional morphologies are found in the middle unit of the formation, a finding that is consistent with the evolution of Triceratops being characterized by anagenesis, the transformation of a lineage over time. Variation among specimens from this critical stratigraphic zone may indicate a branching event in the Triceratops lineage. Purely cladogenetic interpretations of the HCF dataset imply greater diversity within the formation. These findings underscore the critical role of stratigraphic data in deciphering evolutionary patterns in the Dinosauria.&quot;, &quot;author&quot;: [{&quot;dropping-particle&quot;: &quot;&quot;, &quot;family&quot;: &quot;Scannella&quot;, &quot;given&quot;: &quot;John B.&quot;, &quot;non-dropping-particle&quot;: &quot;&quot;, &quot;parse-names&quot;: false, &quot;suffix&quot;: &quot;&quot;}, {&quot;dropping-particle&quot;: &quot;&quot;, &quot;family&quot;: &quot;Fowler&quot;, &quot;given&quot;: &quot;Denver W.&quot;, &quot;non-dropping-particle&quot;: &quot;&quot;, &quot;parse-names&quot;: false, &quot;suffix&quot;: &quot;&quot;}, {&quot;dropping-particle&quot;: &quot;&quot;, &quot;family&quot;: &quot;Goodwin&quot;, &quot;given&quot;: &quot;Mark B.&quot;, &quot;non-dropping-particle&quot;: &quot;&quot;, &quot;parse-names&quot;: false, &quot;suffix&quot;: &quot;&quot;}, {&quot;dropping-particle&quot;: &quot;&quot;, &quot;family&quot;: &quot;Horner&quot;, &quot;given&quot;: &quot;John R.&quot;, &quot;non-dropping-particle&quot;: &quot;&quot;, &quot;parse-names&quot;: false, &quot;suffix&quot;: &quot;&quot;}], &quot;container-title&quot;: &quot;Proceedings of the National Academy of Sciences of the United States of America&quot;, &quot;id&quot;: &quot;ITEM-2&quot;, &quot;issue&quot;: &quot;28&quot;, &quot;issued&quot;: {&quot;date-parts&quot;: [[&quot;2014&quot;, &quot;7&quot;, &quot;15&quot;]]}, &quot;page&quot;: &quot;10245-10250&quot;, &quot;publisher&quot;: &quot;National Academy of Sciences&quot;, &quot;title&quot;: &quot;Evolutionary trends in Triceratops from the Hell Creek Formation, Montana&quot;, &quot;type&quot;: &quot;article-journal&quot;, &quot;volume&quot;: &quot;111&quot;}, &quot;uris&quot;: [&quot;http://www.mendeley.com/documents/?uuid=27a4e07c-7f7e-3c7e-95a1-e33fa65e0c82&quot;]}, {&quot;id&quot;: &quot;ITEM-3&quot;, &quot;itemData&quot;: {&quot;DOI&quot;: &quot;10.1111/j.1469-185X.2011.00178.x&quot;, &quot;ISSN&quot;: &quot;1469185X&quot;, &quot;abstract&quot;: &quot;We present a complete phylogeny of macroperforate planktonic foraminifer species of the Cenozoic Era (~65 million years ago to present). The phylogeny is developed from a large body of palaeontological work that details the evolutionary relationships and stratigraphic (time) distributions of species-level taxa identified from morphology ('morphospecies'). Morphospecies are assigned to morphogroups and ecogroups depending on test morphology and inferred habitat, respectively. Because gradual evolution is well documented in this clade, we have identified many instances of morphospecies intergrading over time, allowing us to eliminate 'pseudospeciation' and 'pseudoextinction' from the record and thereby permit the construction of a more natural phylogeny based on inferred biological lineages. Each cladogenetic event is determined as either budding or bifurcating depending on the pattern of morphological change at the time of branching. This lineage phylogeny provides palaeontologically calibrated ages for each divergence that are entirely independent of molecular data. The tree provides a model system for macroevolutionary studies in the fossil record addressing questions of speciation, extinction, and rates and patterns of evolution. \u00a9 2011 The Authors. Biological Reviews \u00a9 2011 Cambridge Philosophical Society.&quot;, &quot;author&quot;: [{&quot;dropping-particle&quot;: &quot;&quot;, &quot;family&quot;: &quot;Aze&quot;, &quot;given&quot;: &quot;Tracy&quot;, &quot;non-dropping-particle&quot;: &quot;&quot;, &quot;parse-names&quot;: false, &quot;suffix&quot;: &quot;&quot;}, {&quot;dropping-particle&quot;: &quot;&quot;, &quot;family&quot;: &quot;Ezard&quot;, &quot;given&quot;: &quot;Thomas H.G.&quot;, &quot;non-dropping-particle&quot;: &quot;&quot;, &quot;parse-names&quot;: false, &quot;suffix&quot;: &quot;&quot;}, {&quot;dropping-particle&quot;: &quot;&quot;, &quot;family&quot;: &quot;Purvis&quot;, &quot;given&quot;: &quot;Andy&quot;, &quot;non-dropping-particle&quot;: &quot;&quot;, &quot;parse-names&quot;: false, &quot;suffix&quot;: &quot;&quot;}, {&quot;dropping-particle&quot;: &quot;&quot;, &quot;family&quot;: &quot;Coxall&quot;, &quot;given&quot;: &quot;Helen K.&quot;, &quot;non-dropping-particle&quot;: &quot;&quot;, &quot;parse-names&quot;: false, &quot;suffix&quot;: &quot;&quot;}, {&quot;dropping-particle&quot;: &quot;&quot;, &quot;family&quot;: &quot;Stewart&quot;, &quot;given&quot;: &quot;Duncan R.M.&quot;, &quot;non-dropping-particle&quot;: &quot;&quot;, &quot;parse-names&quot;: false, &quot;suffix&quot;: &quot;&quot;}, {&quot;dropping-particle&quot;: &quot;&quot;, &quot;family&quot;: &quot;Wade&quot;, &quot;given&quot;: &quot;Bridget S.&quot;, &quot;non-dropping-particle&quot;: &quot;&quot;, &quot;parse-names&quot;: false, &quot;suffix&quot;: &quot;&quot;}, {&quot;dropping-particle&quot;: &quot;&quot;, &quot;family&quot;: &quot;Pearson&quot;, &quot;given&quot;: &quot;Paul N.&quot;, &quot;non-dropping-particle&quot;: &quot;&quot;, &quot;parse-names&quot;: false, &quot;suffix&quot;: &quot;&quot;}], &quot;container-title&quot;: &quot;Biological Reviews&quot;, &quot;id&quot;: &quot;ITEM-3&quot;, &quot;issue&quot;: &quot;4&quot;, &quot;issued&quot;: {&quot;date-parts&quot;: [[&quot;2011&quot;, &quot;11&quot;, &quot;1&quot;]]}, &quot;page&quot;: &quot;900-927&quot;, &quot;publisher&quot;: &quot;Blackwell Publishing Ltd&quot;, &quot;title&quot;: &quot;A phylogeny of Cenozoic macroperforate planktonic foraminifera from fossil data&quot;, &quot;type&quot;: &quot;article-journal&quot;, &quot;volume&quot;: &quot;86&quot;}, &quot;uris&quot;: [&quot;http://www.mendeley.com/documents/?uuid=534d6120-7b22-3a31-a5e4-46e2d187da69&quot;]}], &quot;mendeley&quot;: {&quot;formattedCitation&quot;: &quot;(Foote and Sepkoski, 1999; Aze &lt;i&gt;et al.&lt;/i&gt;, 2011; Scannella &lt;i&gt;et al.&lt;/i&gt;, 2014)&quot;, &quot;plainTextFormattedCitation&quot;: &quot;(Foote and Sepkoski, 1999; Aze et al., 2011; Scannella et al., 2014)&quot;, &quot;previouslyFormattedCitation&quot;: &quot;(Foote and Sepkoski, 1999; Aze &lt;i&gt;et al.&lt;/i&gt;, 2011; Scannella &lt;i&gt;et al.&lt;/i&gt;, 2014)&quot;}, &quot;properties&quot;: {&quot;noteIndex&quot;: 0}, &quot;schema&quot;: &quot;https://github.com/citation-style-language/schema/raw/master/csl-citation.json&quot;} RNDK2JtbkpASu"/><text:span text:style-name="T6">. </text:span></text:p>
        </text:list-item>
      </text:list>
      <text:p text:style-name="P9"/>
      <text:p text:style-name="P10">Thoughts:</text:p>
      <text:list xml:id="list3134902695" text:style-name="L3">
        <text:list-item>
          <text:p text:style-name="P14"><text:span text:style-name="T19">The most informative character </text:span><text:span text:style-name="T20">states</text:span><text:span text:style-name="T19"> in phylogenetic analysis are those that have effectively neutral fitness effects and so are less likely to emerge across taxa convergently. This means character states can vary greatly in function across a taxa without much meaning in phylogenetic analysis. This makes morphological methods difficult, as what aspects of morphology are effectively neutral? </text:span><text:span text:style-name="T20">Molecular phylogenetics has a great advantage here</text:span><text:span text:style-name="T19">, </text:span><text:span text:style-name="T20">as</text:span><text:span text:style-name="T19"> any mutation that doesn’t cause a change in gene expression is assumed neutral </text:span><text:span text:style-name="T20">and so can make for an informative character in phylogenetic analysis.</text:span></text:p>
        </text:list-item>
      </text:list>
      <text:p text:style-name="P11"/>
      <text:p text:style-name="P8"><text:span text:style-name="T17">Questions for Martin</text:span><text:span text:style-name="T16">:</text:span></text:p>
      <text:list xml:id="list3052446182" text:style-name="L4">
        <text:list-item>
          <text:p text:style-name="P15"><text:span text:style-name="T19">I</text:span><text:span text:style-name="T21">s there character data on arthropods that I will us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0T19:05:26.481475989</meta:creation-date>
    <meta:generator>LibreOffice/6.4.6.2$Linux_X86_64 LibreOffice_project/40$Build-2</meta:generator>
    <dc:date>2021-04-14T01:56:10.176387362</dc:date>
    <meta:editing-duration>PT1H10M28S</meta:editing-duration>
    <meta:editing-cycles>7</meta:editing-cycles>
    <meta:document-statistic meta:table-count="0" meta:image-count="0" meta:object-count="0" meta:page-count="1" meta:paragraph-count="26" meta:word-count="409" meta:character-count="2723" meta:non-whitespace-character-count="2346"/>
    <meta:user-defined meta:name="Mendeley Citation Style_1">http://www.zotero.org/styles/harvard-cite-them-right</meta:user-defined>
    <meta:user-defined meta:name="Mendeley Document_1">True</meta:user-defined>
    <meta:user-defined meta:name="Mendeley Unique User Id_1">991fc971-7307-31df-aa5a-cbe9d75662f1</meta:user-defined>
  </office:meta>
</office:document-meta>
</file>